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1.111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x (pix)</text:p>
          </table:table-cell>
          <table:table-cell office:value-type="string">
            <text:p>y (pix)</text:p>
          </table:table-cell>
          <table:table-cell office:value-type="string">
            <text:p>X (m)</text:p>
          </table:table-cell>
          <table:table-cell office:value-type="string">
            <text:p>Y (m)</text:p>
          </table:table-cell>
          <table:table-cell office:value-type="string">
            <text:p>type (H,O,I)</text:p>
          </table:table-cell>
          <table:table-cell office:value-type="string">
            <text:p>neighbors</text:p>
          </table:table-cell>
          <table:table-cell table:number-columns-repeated="1017"/>
        </table:table-row>
        <table:table-row table:style-name="ro2">
          <table:table-cell office:value-type="string">
            <text:p>SWLounge</text:p>
          </table:table-cell>
          <table:table-cell office:value-type="float" office:value="368">
            <text:p>368</text:p>
          </table:table-cell>
          <table:table-cell office:value-type="float" office:value="300">
            <text:p>300</text:p>
          </table:table-cell>
          <table:table-cell table:formula="of:=[.B2]*0.0328" office:value-type="float" office:value="12.0704">
            <text:p>12.0704</text:p>
          </table:table-cell>
          <table:table-cell table:formula="of:=(1440-[.C2])*0.0328" office:value-type="float" office:value="37.392">
            <text:p>37.392</text:p>
          </table:table-cell>
          <table:table-cell office:value-type="string">
            <text:p>H</text:p>
          </table:table-cell>
          <table:table-cell office:value-type="string">
            <text:p>SWInter</text:p>
          </table:table-cell>
          <table:table-cell table:number-columns-repeated="1017"/>
        </table:table-row>
        <table:table-row table:style-name="ro2">
          <table:table-cell office:value-type="string">
            <text:p>SWInter</text:p>
          </table:table-cell>
          <table:table-cell office:value-type="float" office:value="591">
            <text:p>591</text:p>
          </table:table-cell>
          <table:table-cell office:value-type="float" office:value="300">
            <text:p>300</text:p>
          </table:table-cell>
          <table:table-cell table:formula="of:=[.B3]*0.0328" office:value-type="float" office:value="19.3848">
            <text:p>19.3848</text:p>
          </table:table-cell>
          <table:table-cell table:formula="of:=(1440-[.C3])*0.0328" office:value-type="float" office:value="37.392">
            <text:p>37.392</text:p>
          </table:table-cell>
          <table:table-cell office:value-type="string">
            <text:p>H</text:p>
          </table:table-cell>
          <table:table-cell office:value-type="string">
            <text:p>SWLounge</text:p>
          </table:table-cell>
          <table:table-cell office:value-type="string">
            <text:p>SHallW</text:p>
          </table:table-cell>
          <table:table-cell office:value-type="string">
            <text:p>WHall1</text:p>
          </table:table-cell>
          <table:table-cell office:value-type="string">
            <text:p>Office3675</text:p>
          </table:table-cell>
          <table:table-cell office:value-type="string">
            <text:p>Office3673</text:p>
          </table:table-cell>
          <table:table-cell office:value-type="string">
            <text:p>Office3671</text:p>
          </table:table-cell>
          <table:table-cell office:value-type="string">
            <text:p>Office3575</text:p>
          </table:table-cell>
          <table:table-cell office:value-type="string">
            <text:p>Office3573</text:p>
          </table:table-cell>
          <table:table-cell office:value-type="string">
            <text:p>Office3571</text:p>
          </table:table-cell>
          <table:table-cell table:number-columns-repeated="1009"/>
        </table:table-row>
        <table:table-row table:style-name="ro2">
          <table:table-cell office:value-type="string">
            <text:p>WHall1</text:p>
          </table:table-cell>
          <table:table-cell office:value-type="float" office:value="913">
            <text:p>913</text:p>
          </table:table-cell>
          <table:table-cell office:value-type="float" office:value="300">
            <text:p>300</text:p>
          </table:table-cell>
          <table:table-cell table:formula="of:=[.B4]*0.0328" office:value-type="float" office:value="29.9464">
            <text:p>29.9464</text:p>
          </table:table-cell>
          <table:table-cell table:formula="of:=(1440-[.C4])*0.0328" office:value-type="float" office:value="37.392">
            <text:p>37.392</text:p>
          </table:table-cell>
          <table:table-cell office:value-type="string">
            <text:p>H</text:p>
          </table:table-cell>
          <table:table-cell office:value-type="string">
            <text:p>SWInter</text:p>
          </table:table-cell>
          <table:table-cell office:value-type="string">
            <text:p>WHall2</text:p>
          </table:table-cell>
          <table:table-cell office:value-type="string">
            <text:p>Office3573</text:p>
          </table:table-cell>
          <table:table-cell office:value-type="string">
            <text:p>Office3571</text:p>
          </table:table-cell>
          <table:table-cell office:value-type="string">
            <text:p>Office3569</text:p>
          </table:table-cell>
          <table:table-cell office:value-type="string">
            <text:p>Office3559</text:p>
          </table:table-cell>
          <table:table-cell office:value-type="string">
            <text:p>Office3557</text:p>
          </table:table-cell>
          <table:table-cell office:value-type="string">
            <text:p>Class3560</text:p>
          </table:table-cell>
          <table:table-cell table:number-columns-repeated="1010"/>
        </table:table-row>
        <table:table-row table:style-name="ro1">
          <table:table-cell office:value-type="string">
            <text:p>WHall2</text:p>
          </table:table-cell>
          <table:table-cell office:value-type="float" office:value="1158">
            <text:p>1158</text:p>
          </table:table-cell>
          <table:table-cell office:value-type="float" office:value="300">
            <text:p>300</text:p>
          </table:table-cell>
          <table:table-cell table:formula="of:=[.B5]*0.0328" office:value-type="float" office:value="37.9824">
            <text:p>37.9824</text:p>
          </table:table-cell>
          <table:table-cell table:formula="of:=(1440-[.C5])*0.0328" office:value-type="float" office:value="37.392">
            <text:p>37.392</text:p>
          </table:table-cell>
          <table:table-cell office:value-type="string">
            <text:p>H</text:p>
          </table:table-cell>
          <table:table-cell office:value-type="string">
            <text:p>WHall1</text:p>
          </table:table-cell>
          <table:table-cell office:value-type="string">
            <text:p>WHall3</text:p>
          </table:table-cell>
          <table:table-cell office:value-type="string">
            <text:p>Office3557</text:p>
          </table:table-cell>
          <table:table-cell office:value-type="string">
            <text:p>Office3555</text:p>
          </table:table-cell>
          <table:table-cell office:value-type="string">
            <text:p>Office3551</text:p>
          </table:table-cell>
          <table:table-cell office:value-type="string">
            <text:p>Office3547</text:p>
          </table:table-cell>
          <table:table-cell office:value-type="string">
            <text:p>Office3545</text:p>
          </table:table-cell>
          <table:table-cell office:value-type="string">
            <text:p>ICL3</text:p>
          </table:table-cell>
          <table:table-cell table:number-columns-repeated="1010"/>
        </table:table-row>
        <table:table-row table:style-name="ro1">
          <table:table-cell office:value-type="string">
            <text:p>WHall3</text:p>
          </table:table-cell>
          <table:table-cell office:value-type="float" office:value="1430">
            <text:p>1430</text:p>
          </table:table-cell>
          <table:table-cell office:value-type="float" office:value="300">
            <text:p>300</text:p>
          </table:table-cell>
          <table:table-cell table:formula="of:=[.B6]*0.0328" office:value-type="float" office:value="46.904">
            <text:p>46.904</text:p>
          </table:table-cell>
          <table:table-cell table:formula="of:=(1440-[.C6])*0.0328" office:value-type="float" office:value="37.392">
            <text:p>37.392</text:p>
          </table:table-cell>
          <table:table-cell office:value-type="string">
            <text:p>H</text:p>
          </table:table-cell>
          <table:table-cell office:value-type="string">
            <text:p>WHall2</text:p>
          </table:table-cell>
          <table:table-cell office:value-type="string">
            <text:p>WHall4</text:p>
          </table:table-cell>
          <table:table-cell office:value-type="string">
            <text:p>Office3547</text:p>
          </table:table-cell>
          <table:table-cell office:value-type="string">
            <text:p>Office3545</text:p>
          </table:table-cell>
          <table:table-cell office:value-type="string">
            <text:p>Office3537</text:p>
          </table:table-cell>
          <table:table-cell office:value-type="string">
            <text:p>Office3535</text:p>
          </table:table-cell>
          <table:table-cell office:value-type="string">
            <text:p>Office3527</text:p>
          </table:table-cell>
          <table:table-cell office:value-type="string">
            <text:p>ICL2</text:p>
          </table:table-cell>
          <table:table-cell table:number-columns-repeated="1010"/>
        </table:table-row>
        <table:table-row table:style-name="ro1">
          <table:table-cell office:value-type="string">
            <text:p>WHall4</text:p>
          </table:table-cell>
          <table:table-cell office:value-type="float" office:value="1686">
            <text:p>1686</text:p>
          </table:table-cell>
          <table:table-cell office:value-type="float" office:value="300">
            <text:p>300</text:p>
          </table:table-cell>
          <table:table-cell table:formula="of:=[.B7]*0.0328" office:value-type="float" office:value="55.3008">
            <text:p>55.3008</text:p>
          </table:table-cell>
          <table:table-cell table:formula="of:=(1440-[.C7])*0.0328" office:value-type="float" office:value="37.392">
            <text:p>37.392</text:p>
          </table:table-cell>
          <table:table-cell office:value-type="string">
            <text:p>H</text:p>
          </table:table-cell>
          <table:table-cell office:value-type="string">
            <text:p>WHall3</text:p>
          </table:table-cell>
          <table:table-cell office:value-type="string">
            <text:p>WHall5</text:p>
          </table:table-cell>
          <table:table-cell office:value-type="string">
            <text:p>Office3535</text:p>
          </table:table-cell>
          <table:table-cell office:value-type="string">
            <text:p>Office3527</text:p>
          </table:table-cell>
          <table:table-cell office:value-type="string">
            <text:p>Office3525</text:p>
          </table:table-cell>
          <table:table-cell office:value-type="string">
            <text:p>Office3521</text:p>
          </table:table-cell>
          <table:table-cell office:value-type="string">
            <text:p>Office3519</text:p>
          </table:table-cell>
          <table:table-cell office:value-type="string">
            <text:p>ICL1</text:p>
          </table:table-cell>
          <table:table-cell table:number-columns-repeated="1010"/>
        </table:table-row>
        <table:table-row table:style-name="ro2">
          <table:table-cell office:value-type="string">
            <text:p>WHall5</text:p>
          </table:table-cell>
          <table:table-cell office:value-type="float" office:value="1942">
            <text:p>1942</text:p>
          </table:table-cell>
          <table:table-cell office:value-type="float" office:value="300">
            <text:p>300</text:p>
          </table:table-cell>
          <table:table-cell table:formula="of:=[.B8]*0.0328" office:value-type="float" office:value="63.6976">
            <text:p>63.6976</text:p>
          </table:table-cell>
          <table:table-cell table:formula="of:=(1440-[.C8])*0.0328" office:value-type="float" office:value="37.392">
            <text:p>37.392</text:p>
          </table:table-cell>
          <table:table-cell office:value-type="string">
            <text:p>H</text:p>
          </table:table-cell>
          <table:table-cell office:value-type="string">
            <text:p>WHall4</text:p>
          </table:table-cell>
          <table:table-cell office:value-type="string">
            <text:p>WHall6</text:p>
          </table:table-cell>
          <table:table-cell office:value-type="string">
            <text:p>Office3521</text:p>
          </table:table-cell>
          <table:table-cell office:value-type="string">
            <text:p>Office3519</text:p>
          </table:table-cell>
          <table:table-cell office:value-type="string">
            <text:p>Office3517</text:p>
          </table:table-cell>
          <table:table-cell office:value-type="string">
            <text:p>Office3515</text:p>
          </table:table-cell>
          <table:table-cell office:value-type="string">
            <text:p>PatternLab</text:p>
          </table:table-cell>
          <table:table-cell office:value-type="string">
            <text:p>Class3510</text:p>
          </table:table-cell>
          <table:table-cell table:number-columns-repeated="1010"/>
        </table:table-row>
        <table:table-row table:style-name="ro2">
          <table:table-cell office:value-type="string">
            <text:p>WHall6</text:p>
          </table:table-cell>
          <table:table-cell office:value-type="float" office:value="2142">
            <text:p>2142</text:p>
          </table:table-cell>
          <table:table-cell office:value-type="float" office:value="300">
            <text:p>300</text:p>
          </table:table-cell>
          <table:table-cell table:formula="of:=[.B9]*0.0328" office:value-type="float" office:value="70.2576">
            <text:p>70.2576</text:p>
          </table:table-cell>
          <table:table-cell table:formula="of:=(1440-[.C9])*0.0328" office:value-type="float" office:value="37.392">
            <text:p>37.392</text:p>
          </table:table-cell>
          <table:table-cell office:value-type="string">
            <text:p>H</text:p>
          </table:table-cell>
          <table:table-cell office:value-type="string">
            <text:p>WHall5</text:p>
          </table:table-cell>
          <table:table-cell office:value-type="string">
            <text:p>WInter</text:p>
          </table:table-cell>
          <table:table-cell office:value-type="string">
            <text:p>Office3515</text:p>
          </table:table-cell>
          <table:table-cell office:value-type="string">
            <text:p>Office3511</text:p>
          </table:table-cell>
          <table:table-cell office:value-type="string">
            <text:p>Office3509</text:p>
          </table:table-cell>
          <table:table-cell office:value-type="string">
            <text:p>PatternLab</text:p>
          </table:table-cell>
          <table:table-cell table:number-columns-repeated="1012"/>
        </table:table-row>
        <table:table-row table:style-name="ro2">
          <table:table-cell office:value-type="string">
            <text:p>WInter</text:p>
          </table:table-cell>
          <table:table-cell office:value-type="float" office:value="2280">
            <text:p>2280</text:p>
          </table:table-cell>
          <table:table-cell office:value-type="float" office:value="300">
            <text:p>300</text:p>
          </table:table-cell>
          <table:table-cell table:formula="of:=[.B10]*0.0328" office:value-type="float" office:value="74.784">
            <text:p>74.784</text:p>
          </table:table-cell>
          <table:table-cell table:formula="of:=(1440-[.C10])*0.0328" office:value-type="float" office:value="37.392">
            <text:p>37.392</text:p>
          </table:table-cell>
          <table:table-cell office:value-type="string">
            <text:p>H</text:p>
          </table:table-cell>
          <table:table-cell office:value-type="string">
            <text:p>WHall6</text:p>
          </table:table-cell>
          <table:table-cell office:value-type="string">
            <text:p>VendDoor</text:p>
          </table:table-cell>
          <table:table-cell office:value-type="string">
            <text:p>ShortHall</text:p>
          </table:table-cell>
          <table:table-cell table:number-columns-repeated="1015"/>
        </table:table-row>
        <table:table-row table:style-name="ro2">
          <table:table-cell office:value-type="string">
            <text:p>VendDoor</text:p>
          </table:table-cell>
          <table:table-cell office:value-type="float" office:value="2460">
            <text:p>2460</text:p>
          </table:table-cell>
          <table:table-cell office:value-type="float" office:value="294">
            <text:p>294</text:p>
          </table:table-cell>
          <table:table-cell table:formula="of:=[.B11]*0.0328" office:value-type="float" office:value="80.688">
            <text:p>80.688</text:p>
          </table:table-cell>
          <table:table-cell table:formula="of:=(1440-[.C11])*0.0328" office:value-type="float" office:value="37.5888">
            <text:p>37.5888</text:p>
          </table:table-cell>
          <table:table-cell office:value-type="string">
            <text:p>H</text:p>
          </table:table-cell>
          <table:table-cell office:value-type="string">
            <text:p>WInter</text:p>
          </table:table-cell>
          <table:table-cell office:value-type="string">
            <text:p>NWDoor</text:p>
          </table:table-cell>
          <table:table-cell office:value-type="string">
            <text:p>RNDLab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NWDoor</text:p>
          </table:table-cell>
          <table:table-cell office:value-type="float" office:value="2797">
            <text:p>2797</text:p>
          </table:table-cell>
          <table:table-cell office:value-type="float" office:value="294">
            <text:p>294</text:p>
          </table:table-cell>
          <table:table-cell table:formula="of:=[.B12]*0.0328" office:value-type="float" office:value="91.7416">
            <text:p>91.7416</text:p>
          </table:table-cell>
          <table:table-cell table:formula="of:=(1440-[.C12])*0.0328" office:value-type="float" office:value="37.5888">
            <text:p>37.5888</text:p>
          </table:table-cell>
          <table:table-cell office:value-type="string">
            <text:p>H</text:p>
          </table:table-cell>
          <table:table-cell office:value-type="string">
            <text:p>VendDoor</text:p>
          </table:table-cell>
          <table:table-cell office:value-type="string">
            <text:p>AtriumSW</text:p>
          </table:table-cell>
          <table:table-cell office:value-type="string">
            <text:p>AtriumS1</text:p>
          </table:table-cell>
          <table:table-cell office:value-type="string">
            <text:p>RNDLab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AtriumSW</text:p>
          </table:table-cell>
          <table:table-cell office:value-type="float" office:value="2878">
            <text:p>2878</text:p>
          </table:table-cell>
          <table:table-cell office:value-type="float" office:value="294">
            <text:p>294</text:p>
          </table:table-cell>
          <table:table-cell table:formula="of:=[.B13]*0.0328" office:value-type="float" office:value="94.3984">
            <text:p>94.3984</text:p>
          </table:table-cell>
          <table:table-cell table:formula="of:=(1440-[.C13])*0.0328" office:value-type="float" office:value="37.5888">
            <text:p>37.5888</text:p>
          </table:table-cell>
          <table:table-cell office:value-type="string">
            <text:p>H</text:p>
          </table:table-cell>
          <table:table-cell table:style-name="ce1" office:value-type="string">
            <text:p>AtriumS1</text:p>
          </table:table-cell>
          <table:table-cell office:value-type="string">
            <text:p>NWDoor</text:p>
          </table:table-cell>
          <table:table-cell office:value-type="string">
            <text:p>AtriumW</text:p>
          </table:table-cell>
          <table:table-cell table:number-columns-repeated="1015"/>
        </table:table-row>
        <table:table-row table:style-name="ro2">
          <table:table-cell office:value-type="string">
            <text:p>AtriumS1</text:p>
          </table:table-cell>
          <table:table-cell office:value-type="float" office:value="2868">
            <text:p>2868</text:p>
          </table:table-cell>
          <table:table-cell office:value-type="float" office:value="400">
            <text:p>400</text:p>
          </table:table-cell>
          <table:table-cell table:formula="of:=[.B14]*0.0328" office:value-type="float" office:value="94.0704">
            <text:p>94.0704</text:p>
          </table:table-cell>
          <table:table-cell table:formula="of:=(1440-[.C14])*0.0328" office:value-type="float" office:value="34.112">
            <text:p>34.112</text:p>
          </table:table-cell>
          <table:table-cell office:value-type="string">
            <text:p>H</text:p>
          </table:table-cell>
          <table:table-cell table:style-name="ce1" office:value-type="string">
            <text:p>NWDoor</text:p>
          </table:table-cell>
          <table:table-cell office:value-type="string">
            <text:p>AtriumSW</text:p>
          </table:table-cell>
          <table:table-cell office:value-type="string">
            <text:p>AtriumS2</text:p>
          </table:table-cell>
          <table:table-cell table:number-columns-repeated="1015"/>
        </table:table-row>
        <table:table-row table:style-name="ro2">
          <table:table-cell office:value-type="string">
            <text:p>AtriumW</text:p>
          </table:table-cell>
          <table:table-cell office:value-type="float" office:value="3044">
            <text:p>3044</text:p>
          </table:table-cell>
          <table:table-cell office:value-type="float" office:value="294">
            <text:p>294</text:p>
          </table:table-cell>
          <table:table-cell table:formula="of:=[.B15]*0.0328" office:value-type="float" office:value="99.8432">
            <text:p>99.8432</text:p>
          </table:table-cell>
          <table:table-cell table:formula="of:=(1440-[.C15])*0.0328" office:value-type="float" office:value="37.5888">
            <text:p>37.5888</text:p>
          </table:table-cell>
          <table:table-cell office:value-type="string">
            <text:p>H</text:p>
          </table:table-cell>
          <table:table-cell office:value-type="string">
            <text:p>AtriumSW</text:p>
          </table:table-cell>
          <table:table-cell office:value-type="string">
            <text:p>AtriumNW</text:p>
          </table:table-cell>
          <table:table-cell table:number-columns-repeated="1016"/>
        </table:table-row>
        <table:table-row table:style-name="ro2">
          <table:table-cell office:value-type="string">
            <text:p>AtriumNW</text:p>
          </table:table-cell>
          <table:table-cell office:value-type="float" office:value="3238">
            <text:p>3238</text:p>
          </table:table-cell>
          <table:table-cell office:value-type="float" office:value="294">
            <text:p>294</text:p>
          </table:table-cell>
          <table:table-cell table:formula="of:=[.B16]*0.0328" office:value-type="float" office:value="106.2064">
            <text:p>106.2064</text:p>
          </table:table-cell>
          <table:table-cell table:formula="of:=(1440-[.C16])*0.0328" office:value-type="float" office:value="37.5888">
            <text:p>37.5888</text:p>
          </table:table-cell>
          <table:table-cell office:value-type="string">
            <text:p>H</text:p>
          </table:table-cell>
          <table:table-cell office:value-type="string">
            <text:p>AtriumW</text:p>
          </table:table-cell>
          <table:table-cell table:style-name="ce1" office:value-type="string">
            <text:p>CouchesW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CouchesW</text:p>
          </table:table-cell>
          <table:table-cell office:value-type="float" office:value="3269">
            <text:p>3269</text:p>
          </table:table-cell>
          <table:table-cell office:value-type="float" office:value="433">
            <text:p>433</text:p>
          </table:table-cell>
          <table:table-cell table:formula="of:=[.B17]*0.0328" office:value-type="float" office:value="107.2232">
            <text:p>107.2232</text:p>
          </table:table-cell>
          <table:table-cell table:formula="of:=(1440-[.C17])*0.0328" office:value-type="float" office:value="33.0296">
            <text:p>33.0296</text:p>
          </table:table-cell>
          <table:table-cell office:value-type="string">
            <text:p>H</text:p>
          </table:table-cell>
          <table:table-cell office:value-type="string">
            <text:p>AtriumNW</text:p>
          </table:table-cell>
          <table:table-cell office:value-type="string">
            <text:p>CouchesE</text:p>
          </table:table-cell>
          <table:table-cell table:number-columns-repeated="1016"/>
        </table:table-row>
        <table:table-row table:style-name="ro2">
          <table:table-cell office:value-type="string">
            <text:p>CouchesE</text:p>
          </table:table-cell>
          <table:table-cell office:value-type="float" office:value="3269">
            <text:p>3269</text:p>
          </table:table-cell>
          <table:table-cell office:value-type="float" office:value="580">
            <text:p>580</text:p>
          </table:table-cell>
          <table:table-cell table:formula="of:=[.B18]*0.0328" office:value-type="float" office:value="107.2232">
            <text:p>107.2232</text:p>
          </table:table-cell>
          <table:table-cell table:formula="of:=(1440-[.C18])*0.0328" office:value-type="float" office:value="28.208">
            <text:p>28.208</text:p>
          </table:table-cell>
          <table:table-cell office:value-type="string">
            <text:p>H</text:p>
          </table:table-cell>
          <table:table-cell table:style-name="ce1" office:value-type="string">
            <text:p>CouchesW</text:p>
          </table:table-cell>
          <table:table-cell office:value-type="string">
            <text:p>AtriumN</text:p>
          </table:table-cell>
          <table:table-cell table:number-columns-repeated="1016"/>
        </table:table-row>
        <table:table-row table:style-name="ro2">
          <table:table-cell office:value-type="string">
            <text:p>AtriumN</text:p>
          </table:table-cell>
          <table:table-cell office:value-type="float" office:value="3247">
            <text:p>3247</text:p>
          </table:table-cell>
          <table:table-cell office:value-type="float" office:value="716">
            <text:p>716</text:p>
          </table:table-cell>
          <table:table-cell table:formula="of:=[.B19]*0.0328" office:value-type="float" office:value="106.5016">
            <text:p>106.5016</text:p>
          </table:table-cell>
          <table:table-cell table:formula="of:=(1440-[.C19])*0.0328" office:value-type="float" office:value="23.7472">
            <text:p>23.7472</text:p>
          </table:table-cell>
          <table:table-cell office:value-type="string">
            <text:p>H</text:p>
          </table:table-cell>
          <table:table-cell office:value-type="string">
            <text:p>CouchesE</text:p>
          </table:table-cell>
          <table:table-cell office:value-type="string">
            <text:p>AtriumNE</text:p>
          </table:table-cell>
          <table:table-cell office:value-type="string">
            <text:p>Class3000</text:p>
          </table:table-cell>
          <table:table-cell table:number-columns-repeated="1015"/>
        </table:table-row>
        <table:table-row table:style-name="ro2">
          <table:table-cell office:value-type="string">
            <text:p>AtriumNE</text:p>
          </table:table-cell>
          <table:table-cell office:value-type="float" office:value="3247">
            <text:p>3247</text:p>
          </table:table-cell>
          <table:table-cell office:value-type="float" office:value="940">
            <text:p>940</text:p>
          </table:table-cell>
          <table:table-cell table:formula="of:=[.B20]*0.0328" office:value-type="float" office:value="106.5016">
            <text:p>106.5016</text:p>
          </table:table-cell>
          <table:table-cell table:formula="of:=(1440-[.C20])*0.0328" office:value-type="float" office:value="16.4">
            <text:p>16.4</text:p>
          </table:table-cell>
          <table:table-cell office:value-type="string">
            <text:p>H</text:p>
          </table:table-cell>
          <table:table-cell office:value-type="string">
            <text:p>AtriumN</text:p>
          </table:table-cell>
          <table:table-cell office:value-type="string">
            <text:p>CSOffice</text:p>
          </table:table-cell>
          <table:table-cell table:number-columns-repeated="1016"/>
        </table:table-row>
        <table:table-row table:style-name="ro1">
          <table:table-cell office:value-type="string">
            <text:p>AtriumS2</text:p>
          </table:table-cell>
          <table:table-cell office:value-type="float" office:value="2891">
            <text:p>2891</text:p>
          </table:table-cell>
          <table:table-cell office:value-type="float" office:value="550">
            <text:p>550</text:p>
          </table:table-cell>
          <table:table-cell table:formula="of:=[.B21]*0.0328" office:value-type="float" office:value="94.8248">
            <text:p>94.8248</text:p>
          </table:table-cell>
          <table:table-cell table:formula="of:=(1440-[.C21])*0.0328" office:value-type="float" office:value="29.192">
            <text:p>29.192</text:p>
          </table:table-cell>
          <table:table-cell office:value-type="string">
            <text:p>H</text:p>
          </table:table-cell>
          <table:table-cell office:value-type="string">
            <text:p>AtriumS1</text:p>
          </table:table-cell>
          <table:table-cell office:value-type="string">
            <text:p>AtriumS3</text:p>
          </table:table-cell>
          <table:table-cell table:number-columns-repeated="1016"/>
        </table:table-row>
        <table:table-row table:style-name="ro2">
          <table:table-cell office:value-type="string">
            <text:p>AtriumS3</text:p>
          </table:table-cell>
          <table:table-cell office:value-type="float" office:value="2891">
            <text:p>2891</text:p>
          </table:table-cell>
          <table:table-cell office:value-type="float" office:value="735">
            <text:p>735</text:p>
          </table:table-cell>
          <table:table-cell table:formula="of:=[.B22]*0.0328" office:value-type="float" office:value="94.8248">
            <text:p>94.8248</text:p>
          </table:table-cell>
          <table:table-cell table:formula="of:=(1440-[.C22])*0.0328" office:value-type="float" office:value="23.124">
            <text:p>23.124</text:p>
          </table:table-cell>
          <table:table-cell office:value-type="string">
            <text:p>H</text:p>
          </table:table-cell>
          <table:table-cell office:value-type="string">
            <text:p>AtriumS2</text:p>
          </table:table-cell>
          <table:table-cell office:value-type="string">
            <text:p>AtriumS4</text:p>
          </table:table-cell>
          <table:table-cell office:value-type="string">
            <text:p>CompStudiesLab</text:p>
          </table:table-cell>
          <table:table-cell table:number-columns-repeated="1015"/>
        </table:table-row>
        <table:table-row table:style-name="ro2">
          <table:table-cell office:value-type="string">
            <text:p>AtriumS4</text:p>
          </table:table-cell>
          <table:table-cell office:value-type="float" office:value="2871">
            <text:p>2871</text:p>
          </table:table-cell>
          <table:table-cell office:value-type="float" office:value="908">
            <text:p>908</text:p>
          </table:table-cell>
          <table:table-cell table:formula="of:=[.B23]*0.0328" office:value-type="float" office:value="94.1688">
            <text:p>94.1688</text:p>
          </table:table-cell>
          <table:table-cell table:formula="of:=(1440-[.C23])*0.0328" office:value-type="float" office:value="17.4496">
            <text:p>17.4496</text:p>
          </table:table-cell>
          <table:table-cell office:value-type="string">
            <text:p>H</text:p>
          </table:table-cell>
          <table:table-cell office:value-type="string">
            <text:p>AtriumS3</text:p>
          </table:table-cell>
          <table:table-cell office:value-type="string">
            <text:p>AtriumSE</text:p>
          </table:table-cell>
          <table:table-cell table:number-columns-repeated="1016"/>
        </table:table-row>
        <table:table-row table:style-name="ro2">
          <table:table-cell office:value-type="string">
            <text:p>AtriumSE</text:p>
          </table:table-cell>
          <table:table-cell office:value-type="float" office:value="2736">
            <text:p>2736</text:p>
          </table:table-cell>
          <table:table-cell office:value-type="float" office:value="985">
            <text:p>985</text:p>
          </table:table-cell>
          <table:table-cell table:formula="of:=[.B24]*0.0328" office:value-type="float" office:value="89.7408">
            <text:p>89.7408</text:p>
          </table:table-cell>
          <table:table-cell table:formula="of:=(1440-[.C24])*0.0328" office:value-type="float" office:value="14.924">
            <text:p>14.924</text:p>
          </table:table-cell>
          <table:table-cell office:value-type="string">
            <text:p>H</text:p>
          </table:table-cell>
          <table:table-cell office:value-type="string">
            <text:p>AtriumS4</text:p>
          </table:table-cell>
          <table:table-cell office:value-type="string">
            <text:p>NEDoor</text:p>
          </table:table-cell>
          <table:table-cell office:value-type="string">
            <text:p>HonorsLab</text:p>
          </table:table-cell>
          <table:table-cell table:number-columns-repeated="1015"/>
        </table:table-row>
        <table:table-row table:style-name="ro2">
          <table:table-cell office:value-type="string">
            <text:p>NEDoor</text:p>
          </table:table-cell>
          <table:table-cell office:value-type="float" office:value="2831">
            <text:p>2831</text:p>
          </table:table-cell>
          <table:table-cell office:value-type="float" office:value="985">
            <text:p>985</text:p>
          </table:table-cell>
          <table:table-cell table:formula="of:=[.B25]*0.0328" office:value-type="float" office:value="92.8568">
            <text:p>92.8568</text:p>
          </table:table-cell>
          <table:table-cell table:formula="of:=(1440-[.C25])*0.0328" office:value-type="float" office:value="14.924">
            <text:p>14.924</text:p>
          </table:table-cell>
          <table:table-cell office:value-type="string">
            <text:p>H</text:p>
          </table:table-cell>
          <table:table-cell office:value-type="string">
            <text:p>AtriumSE</text:p>
          </table:table-cell>
          <table:table-cell office:value-type="string">
            <text:p>NEHall</text:p>
          </table:table-cell>
          <table:table-cell office:value-type="string">
            <text:p>Class3435N</text:p>
          </table:table-cell>
          <table:table-cell table:number-columns-repeated="1015"/>
        </table:table-row>
        <table:table-row table:style-name="ro2">
          <table:table-cell office:value-type="string">
            <text:p>NEHall</text:p>
          </table:table-cell>
          <table:table-cell office:value-type="float" office:value="2500">
            <text:p>2500</text:p>
          </table:table-cell>
          <table:table-cell office:value-type="float" office:value="985">
            <text:p>985</text:p>
          </table:table-cell>
          <table:table-cell table:formula="of:=[.B26]*0.0328" office:value-type="float" office:value="82">
            <text:p>82</text:p>
          </table:table-cell>
          <table:table-cell table:formula="of:=(1440-[.C26])*0.0328" office:value-type="float" office:value="14.924">
            <text:p>14.924</text:p>
          </table:table-cell>
          <table:table-cell office:value-type="string">
            <text:p>H</text:p>
          </table:table-cell>
          <table:table-cell office:value-type="string">
            <text:p>NEDoor</text:p>
          </table:table-cell>
          <table:table-cell office:value-type="string">
            <text:p>EInter</text:p>
          </table:table-cell>
          <table:table-cell office:value-type="string">
            <text:p>HonorsLab</text:p>
          </table:table-cell>
          <table:table-cell office:value-type="string">
            <text:p>Class3435S</text:p>
          </table:table-cell>
          <table:table-cell table:number-columns-repeated="1014"/>
        </table:table-row>
        <table:table-row table:style-name="ro2">
          <table:table-cell office:value-type="string">
            <text:p>EInter</text:p>
          </table:table-cell>
          <table:table-cell office:value-type="float" office:value="2280">
            <text:p>2280</text:p>
          </table:table-cell>
          <table:table-cell office:value-type="float" office:value="985">
            <text:p>985</text:p>
          </table:table-cell>
          <table:table-cell table:formula="of:=[.B27]*0.0328" office:value-type="float" office:value="74.784">
            <text:p>74.784</text:p>
          </table:table-cell>
          <table:table-cell table:formula="of:=(1440-[.C27])*0.0328" office:value-type="float" office:value="14.924">
            <text:p>14.924</text:p>
          </table:table-cell>
          <table:table-cell office:value-type="string">
            <text:p>H</text:p>
          </table:table-cell>
          <table:table-cell office:value-type="string">
            <text:p>ShortHall</text:p>
          </table:table-cell>
          <table:table-cell office:value-type="string">
            <text:p>NEHall</text:p>
          </table:table-cell>
          <table:table-cell office:value-type="string">
            <text:p>EHall6</text:p>
          </table:table-cell>
          <table:table-cell office:value-type="string">
            <text:p>Class3445</text:p>
          </table:table-cell>
          <table:table-cell table:number-columns-repeated="1014"/>
        </table:table-row>
        <table:table-row table:style-name="ro2">
          <table:table-cell office:value-type="string">
            <text:p>ShortHall</text:p>
          </table:table-cell>
          <table:table-cell office:value-type="float" office:value="2280">
            <text:p>2280</text:p>
          </table:table-cell>
          <table:table-cell office:value-type="float" office:value="640">
            <text:p>640</text:p>
          </table:table-cell>
          <table:table-cell table:formula="of:=[.B28]*0.0328" office:value-type="float" office:value="74.784">
            <text:p>74.784</text:p>
          </table:table-cell>
          <table:table-cell table:formula="of:=(1440-[.C28])*0.0328" office:value-type="float" office:value="26.24">
            <text:p>26.24</text:p>
          </table:table-cell>
          <table:table-cell office:value-type="string">
            <text:p>H</text:p>
          </table:table-cell>
          <table:table-cell office:value-type="string">
            <text:p>WInter</text:p>
          </table:table-cell>
          <table:table-cell office:value-type="string">
            <text:p>EInter</text:p>
          </table:table-cell>
          <table:table-cell office:value-type="string">
            <text:p>Office3615</text:p>
          </table:table-cell>
          <table:table-cell table:number-columns-repeated="1015"/>
        </table:table-row>
        <table:table-row table:style-name="ro2">
          <table:table-cell office:value-type="string">
            <text:p>EHall6</text:p>
          </table:table-cell>
          <table:table-cell office:value-type="float" office:value="2142">
            <text:p>2142</text:p>
          </table:table-cell>
          <table:table-cell office:value-type="float" office:value="985">
            <text:p>985</text:p>
          </table:table-cell>
          <table:table-cell table:formula="of:=[.B29]*0.0328" office:value-type="float" office:value="70.2576">
            <text:p>70.2576</text:p>
          </table:table-cell>
          <table:table-cell table:formula="of:=(1440-[.C29])*0.0328" office:value-type="float" office:value="14.924">
            <text:p>14.924</text:p>
          </table:table-cell>
          <table:table-cell office:value-type="string">
            <text:p>H</text:p>
          </table:table-cell>
          <table:table-cell office:value-type="string">
            <text:p>EInter</text:p>
          </table:table-cell>
          <table:table-cell office:value-type="string">
            <text:p>EHall5</text:p>
          </table:table-cell>
          <table:table-cell office:value-type="string">
            <text:p>Office3617</text:p>
          </table:table-cell>
          <table:table-cell office:value-type="string">
            <text:p>Office3615</text:p>
          </table:table-cell>
          <table:table-cell office:value-type="string">
            <text:p>DistribLab</text:p>
          </table:table-cell>
          <table:table-cell office:value-type="string">
            <text:p>GraphicsLab</text:p>
          </table:table-cell>
          <table:table-cell office:value-type="string">
            <text:p>Class3455</text:p>
          </table:table-cell>
          <table:table-cell table:number-columns-repeated="1011"/>
        </table:table-row>
        <table:table-row table:style-name="ro2">
          <table:table-cell office:value-type="string">
            <text:p>EHall5</text:p>
          </table:table-cell>
          <table:table-cell office:value-type="float" office:value="1942">
            <text:p>1942</text:p>
          </table:table-cell>
          <table:table-cell office:value-type="float" office:value="985">
            <text:p>985</text:p>
          </table:table-cell>
          <table:table-cell table:formula="of:=[.B30]*0.0328" office:value-type="float" office:value="63.6976">
            <text:p>63.6976</text:p>
          </table:table-cell>
          <table:table-cell table:formula="of:=(1440-[.C30])*0.0328" office:value-type="float" office:value="14.924">
            <text:p>14.924</text:p>
          </table:table-cell>
          <table:table-cell office:value-type="string">
            <text:p>H</text:p>
          </table:table-cell>
          <table:table-cell office:value-type="string">
            <text:p>EHall6</text:p>
          </table:table-cell>
          <table:table-cell office:value-type="string">
            <text:p>EHall4</text:p>
          </table:table-cell>
          <table:table-cell office:value-type="string">
            <text:p>Office3621</text:p>
          </table:table-cell>
          <table:table-cell office:value-type="string">
            <text:p>Office3619</text:p>
          </table:table-cell>
          <table:table-cell office:value-type="string">
            <text:p>DistribLab</text:p>
          </table:table-cell>
          <table:table-cell office:value-type="string">
            <text:p>GraphicsLab</text:p>
          </table:table-cell>
          <table:table-cell table:number-columns-repeated="1012"/>
        </table:table-row>
        <table:table-row table:style-name="ro1">
          <table:table-cell office:value-type="string">
            <text:p>EHall4</text:p>
          </table:table-cell>
          <table:table-cell office:value-type="float" office:value="1686">
            <text:p>1686</text:p>
          </table:table-cell>
          <table:table-cell office:value-type="float" office:value="985">
            <text:p>985</text:p>
          </table:table-cell>
          <table:table-cell table:formula="of:=[.B31]*0.0328" office:value-type="float" office:value="55.3008">
            <text:p>55.3008</text:p>
          </table:table-cell>
          <table:table-cell table:formula="of:=(1440-[.C31])*0.0328" office:value-type="float" office:value="14.924">
            <text:p>14.924</text:p>
          </table:table-cell>
          <table:table-cell office:value-type="string">
            <text:p>H</text:p>
          </table:table-cell>
          <table:table-cell office:value-type="string">
            <text:p>EHall5</text:p>
          </table:table-cell>
          <table:table-cell office:value-type="string">
            <text:p>EHall3</text:p>
          </table:table-cell>
          <table:table-cell office:value-type="string">
            <text:p>Office3635</text:p>
          </table:table-cell>
          <table:table-cell office:value-type="string">
            <text:p>Office3627</text:p>
          </table:table-cell>
          <table:table-cell office:value-type="string">
            <text:p>Office3625</text:p>
          </table:table-cell>
          <table:table-cell office:value-type="string">
            <text:p>Office3621</text:p>
          </table:table-cell>
          <table:table-cell office:value-type="string">
            <text:p>Office3619</text:p>
          </table:table-cell>
          <table:table-cell office:value-type="string">
            <text:p>ICL6</text:p>
          </table:table-cell>
          <table:table-cell table:number-columns-repeated="1010"/>
        </table:table-row>
        <table:table-row table:style-name="ro1">
          <table:table-cell office:value-type="string">
            <text:p>EHall3</text:p>
          </table:table-cell>
          <table:table-cell office:value-type="float" office:value="1430">
            <text:p>1430</text:p>
          </table:table-cell>
          <table:table-cell office:value-type="float" office:value="985">
            <text:p>985</text:p>
          </table:table-cell>
          <table:table-cell table:formula="of:=[.B32]*0.0328" office:value-type="float" office:value="46.904">
            <text:p>46.904</text:p>
          </table:table-cell>
          <table:table-cell table:formula="of:=(1440-[.C32])*0.0328" office:value-type="float" office:value="14.924">
            <text:p>14.924</text:p>
          </table:table-cell>
          <table:table-cell office:value-type="string">
            <text:p>H</text:p>
          </table:table-cell>
          <table:table-cell office:value-type="string">
            <text:p>EHall4</text:p>
          </table:table-cell>
          <table:table-cell office:value-type="string">
            <text:p>EHall2</text:p>
          </table:table-cell>
          <table:table-cell office:value-type="string">
            <text:p>Office3647</text:p>
          </table:table-cell>
          <table:table-cell office:value-type="string">
            <text:p>Office3645</text:p>
          </table:table-cell>
          <table:table-cell office:value-type="string">
            <text:p>Office3637</text:p>
          </table:table-cell>
          <table:table-cell office:value-type="string">
            <text:p>Office3635</text:p>
          </table:table-cell>
          <table:table-cell office:value-type="string">
            <text:p>Office3627</text:p>
          </table:table-cell>
          <table:table-cell office:value-type="string">
            <text:p>ICL5</text:p>
          </table:table-cell>
          <table:table-cell table:number-columns-repeated="1010"/>
        </table:table-row>
        <table:table-row table:style-name="ro2">
          <table:table-cell office:value-type="string">
            <text:p>EHall2</text:p>
          </table:table-cell>
          <table:table-cell office:value-type="float" office:value="1158">
            <text:p>1158</text:p>
          </table:table-cell>
          <table:table-cell office:value-type="float" office:value="985">
            <text:p>985</text:p>
          </table:table-cell>
          <table:table-cell table:formula="of:=[.B33]*0.0328" office:value-type="float" office:value="37.9824">
            <text:p>37.9824</text:p>
          </table:table-cell>
          <table:table-cell table:formula="of:=(1440-[.C33])*0.0328" office:value-type="float" office:value="14.924">
            <text:p>14.924</text:p>
          </table:table-cell>
          <table:table-cell office:value-type="string">
            <text:p>H</text:p>
          </table:table-cell>
          <table:table-cell office:value-type="string">
            <text:p>EHall3</text:p>
          </table:table-cell>
          <table:table-cell office:value-type="string">
            <text:p>EHall1</text:p>
          </table:table-cell>
          <table:table-cell office:value-type="string">
            <text:p>Office3657</text:p>
          </table:table-cell>
          <table:table-cell office:value-type="string">
            <text:p>Office3655</text:p>
          </table:table-cell>
          <table:table-cell office:value-type="string">
            <text:p>Office3651</text:p>
          </table:table-cell>
          <table:table-cell office:value-type="string">
            <text:p>Office3647</text:p>
          </table:table-cell>
          <table:table-cell office:value-type="string">
            <text:p>Office3645</text:p>
          </table:table-cell>
          <table:table-cell office:value-type="string">
            <text:p>GradCenter</text:p>
          </table:table-cell>
          <table:table-cell table:number-columns-repeated="1010"/>
        </table:table-row>
        <table:table-row table:style-name="ro2">
          <table:table-cell office:value-type="string">
            <text:p>EHall1</text:p>
          </table:table-cell>
          <table:table-cell office:value-type="float" office:value="913">
            <text:p>913</text:p>
          </table:table-cell>
          <table:table-cell office:value-type="float" office:value="985">
            <text:p>985</text:p>
          </table:table-cell>
          <table:table-cell table:formula="of:=[.B34]*0.0328" office:value-type="float" office:value="29.9464">
            <text:p>29.9464</text:p>
          </table:table-cell>
          <table:table-cell table:formula="of:=(1440-[.C34])*0.0328" office:value-type="float" office:value="14.924">
            <text:p>14.924</text:p>
          </table:table-cell>
          <table:table-cell office:value-type="string">
            <text:p>H</text:p>
          </table:table-cell>
          <table:table-cell office:value-type="string">
            <text:p>EHall2</text:p>
          </table:table-cell>
          <table:table-cell office:value-type="string">
            <text:p>SEInter</text:p>
          </table:table-cell>
          <table:table-cell office:value-type="string">
            <text:p>Office3673</text:p>
          </table:table-cell>
          <table:table-cell office:value-type="string">
            <text:p>Office3671</text:p>
          </table:table-cell>
          <table:table-cell office:value-type="string">
            <text:p>Office3669</text:p>
          </table:table-cell>
          <table:table-cell office:value-type="string">
            <text:p>Office3659</text:p>
          </table:table-cell>
          <table:table-cell office:value-type="string">
            <text:p>Office3657</text:p>
          </table:table-cell>
          <table:table-cell office:value-type="string">
            <text:p>StudentCenter</text:p>
          </table:table-cell>
          <table:table-cell table:number-columns-repeated="1010"/>
        </table:table-row>
        <table:table-row table:style-name="ro2">
          <table:table-cell office:value-type="string">
            <text:p>SEInter</text:p>
          </table:table-cell>
          <table:table-cell office:value-type="float" office:value="591">
            <text:p>591</text:p>
          </table:table-cell>
          <table:table-cell office:value-type="float" office:value="985">
            <text:p>985</text:p>
          </table:table-cell>
          <table:table-cell table:formula="of:=[.B35]*0.0328" office:value-type="float" office:value="19.3848">
            <text:p>19.3848</text:p>
          </table:table-cell>
          <table:table-cell table:formula="of:=(1440-[.C35])*0.0328" office:value-type="float" office:value="14.924">
            <text:p>14.924</text:p>
          </table:table-cell>
          <table:table-cell office:value-type="string">
            <text:p>H</text:p>
          </table:table-cell>
          <table:table-cell office:value-type="string">
            <text:p>EHall1</text:p>
          </table:table-cell>
          <table:table-cell office:value-type="string">
            <text:p>SHallE</text:p>
          </table:table-cell>
          <table:table-cell office:value-type="string">
            <text:p>SEStairs</text:p>
          </table:table-cell>
          <table:table-cell table:number-columns-repeated="1015"/>
        </table:table-row>
        <table:table-row table:style-name="ro2">
          <table:table-cell office:value-type="string">
            <text:p>SEStairs</text:p>
          </table:table-cell>
          <table:table-cell office:value-type="float" office:value="421">
            <text:p>421</text:p>
          </table:table-cell>
          <table:table-cell office:value-type="float" office:value="985">
            <text:p>985</text:p>
          </table:table-cell>
          <table:table-cell table:formula="of:=[.B36]*0.0328" office:value-type="float" office:value="13.8088">
            <text:p>13.8088</text:p>
          </table:table-cell>
          <table:table-cell table:formula="of:=(1440-[.C36])*0.0328" office:value-type="float" office:value="14.924">
            <text:p>14.924</text:p>
          </table:table-cell>
          <table:table-cell office:value-type="string">
            <text:p>H</text:p>
          </table:table-cell>
          <table:table-cell office:value-type="string">
            <text:p>SEInter</text:p>
          </table:table-cell>
          <table:table-cell office:value-type="string">
            <text:p>SELounge</text:p>
          </table:table-cell>
          <table:table-cell office:value-type="string">
            <text:p>Class3690</text:p>
          </table:table-cell>
          <table:table-cell table:number-columns-repeated="1015"/>
        </table:table-row>
        <table:table-row table:style-name="ro2">
          <table:table-cell office:value-type="string">
            <text:p>SELounge</text:p>
          </table:table-cell>
          <table:table-cell office:value-type="float" office:value="361">
            <text:p>361</text:p>
          </table:table-cell>
          <table:table-cell office:value-type="float" office:value="1045">
            <text:p>1045</text:p>
          </table:table-cell>
          <table:table-cell table:formula="of:=[.B37]*0.0328" office:value-type="float" office:value="11.8408">
            <text:p>11.8408</text:p>
          </table:table-cell>
          <table:table-cell table:formula="of:=(1440-[.C37])*0.0328" office:value-type="float" office:value="12.956">
            <text:p>12.956</text:p>
          </table:table-cell>
          <table:table-cell office:value-type="string">
            <text:p>H</text:p>
          </table:table-cell>
          <table:table-cell office:value-type="string">
            <text:p>SEStairs</text:p>
          </table:table-cell>
          <table:table-cell table:number-columns-repeated="1017"/>
        </table:table-row>
        <table:table-row table:style-name="ro2">
          <table:table-cell office:value-type="string">
            <text:p>SHallW</text:p>
          </table:table-cell>
          <table:table-cell office:value-type="float" office:value="591">
            <text:p>591</text:p>
          </table:table-cell>
          <table:table-cell office:value-type="float" office:value="538">
            <text:p>538</text:p>
          </table:table-cell>
          <table:table-cell table:formula="of:=[.B38]*0.0328" office:value-type="float" office:value="19.3848">
            <text:p>19.3848</text:p>
          </table:table-cell>
          <table:table-cell table:formula="of:=(1440-[.C38])*0.0328" office:value-type="float" office:value="29.5856">
            <text:p>29.5856</text:p>
          </table:table-cell>
          <table:table-cell table:style-name="ce2" office:value-type="string">
            <text:p>H</text:p>
          </table:table-cell>
          <table:table-cell office:value-type="string">
            <text:p>SWInter</text:p>
          </table:table-cell>
          <table:table-cell office:value-type="string">
            <text:p>SHallE</text:p>
          </table:table-cell>
          <table:table-cell table:number-columns-repeated="1016"/>
        </table:table-row>
        <table:table-row table:style-name="ro2">
          <table:table-cell office:value-type="string">
            <text:p>SHallE</text:p>
          </table:table-cell>
          <table:table-cell office:value-type="float" office:value="591">
            <text:p>591</text:p>
          </table:table-cell>
          <table:table-cell office:value-type="float" office:value="762">
            <text:p>762</text:p>
          </table:table-cell>
          <table:table-cell table:formula="of:=[.B39]*0.0328" office:value-type="float" office:value="19.3848">
            <text:p>19.3848</text:p>
          </table:table-cell>
          <table:table-cell table:formula="of:=(1440-[.C39])*0.0328" office:value-type="float" office:value="22.2384">
            <text:p>22.2384</text:p>
          </table:table-cell>
          <table:table-cell table:style-name="ce2" office:value-type="string">
            <text:p>H</text:p>
          </table:table-cell>
          <table:table-cell office:value-type="string">
            <text:p>SEInter</text:p>
          </table:table-cell>
          <table:table-cell office:value-type="string">
            <text:p>SHallW</text:p>
          </table:table-cell>
          <table:table-cell table:number-columns-repeated="1016"/>
        </table:table-row>
        <table:table-row table:style-name="ro2">
          <table:table-cell office:value-type="string">
            <text:p>Office3675</text:p>
          </table:table-cell>
          <table:table-cell office:value-type="float" office:value="591">
            <text:p>591</text:p>
          </table:table-cell>
          <table:table-cell office:value-type="float" office:value="1010">
            <text:p>1010</text:p>
          </table:table-cell>
          <table:table-cell table:formula="of:=[.B40]*0.0328" office:value-type="float" office:value="19.3848">
            <text:p>19.3848</text:p>
          </table:table-cell>
          <table:table-cell table:formula="of:=(1440-[.C40])*0.0328" office:value-type="float" office:value="14.104">
            <text:p>14.104</text:p>
          </table:table-cell>
          <table:table-cell office:value-type="string">
            <text:p>O</text:p>
          </table:table-cell>
          <table:table-cell office:value-type="string">
            <text:p>SEInter</text:p>
          </table:table-cell>
          <table:table-cell table:number-columns-repeated="1017"/>
        </table:table-row>
        <table:table-row table:style-name="ro2">
          <table:table-cell office:value-type="string">
            <text:p>Office3673</text:p>
          </table:table-cell>
          <table:table-cell office:value-type="float" office:value="677">
            <text:p>677</text:p>
          </table:table-cell>
          <table:table-cell office:value-type="float" office:value="1010">
            <text:p>1010</text:p>
          </table:table-cell>
          <table:table-cell table:formula="of:=[.B41]*0.0328" office:value-type="float" office:value="22.2056">
            <text:p>22.2056</text:p>
          </table:table-cell>
          <table:table-cell table:formula="of:=(1440-[.C41])*0.0328" office:value-type="float" office:value="14.104">
            <text:p>14.104</text:p>
          </table:table-cell>
          <table:table-cell office:value-type="string">
            <text:p>O</text:p>
          </table:table-cell>
          <table:table-cell office:value-type="string">
            <text:p>SEInter</text:p>
          </table:table-cell>
          <table:table-cell office:value-type="string">
            <text:p>EHall1</text:p>
          </table:table-cell>
          <table:table-cell table:number-columns-repeated="1016"/>
        </table:table-row>
        <table:table-row table:style-name="ro2">
          <table:table-cell office:value-type="string">
            <text:p>Office3671</text:p>
          </table:table-cell>
          <table:table-cell office:value-type="float" office:value="761">
            <text:p>761</text:p>
          </table:table-cell>
          <table:table-cell office:value-type="float" office:value="1010">
            <text:p>1010</text:p>
          </table:table-cell>
          <table:table-cell table:formula="of:=[.B42]*0.0328" office:value-type="float" office:value="24.9608">
            <text:p>24.9608</text:p>
          </table:table-cell>
          <table:table-cell table:formula="of:=(1440-[.C42])*0.0328" office:value-type="float" office:value="14.104">
            <text:p>14.104</text:p>
          </table:table-cell>
          <table:table-cell office:value-type="string">
            <text:p>O</text:p>
          </table:table-cell>
          <table:table-cell office:value-type="string">
            <text:p>SEInter</text:p>
          </table:table-cell>
          <table:table-cell office:value-type="string">
            <text:p>EHall1</text:p>
          </table:table-cell>
          <table:table-cell table:number-columns-repeated="1016"/>
        </table:table-row>
        <table:table-row table:style-name="ro1">
          <table:table-cell office:value-type="string">
            <text:p>Office3669</text:p>
          </table:table-cell>
          <table:table-cell office:value-type="float" office:value="845">
            <text:p>845</text:p>
          </table:table-cell>
          <table:table-cell office:value-type="float" office:value="1010">
            <text:p>1010</text:p>
          </table:table-cell>
          <table:table-cell table:formula="of:=[.B43]*0.0328" office:value-type="float" office:value="27.716">
            <text:p>27.716</text:p>
          </table:table-cell>
          <table:table-cell table:formula="of:=(1440-[.C43])*0.0328" office:value-type="float" office:value="14.104">
            <text:p>14.104</text:p>
          </table:table-cell>
          <table:table-cell office:value-type="string">
            <text:p>O</text:p>
          </table:table-cell>
          <table:table-cell office:value-type="string">
            <text:p>EHall1</text:p>
          </table:table-cell>
          <table:table-cell table:number-columns-repeated="1017"/>
        </table:table-row>
        <table:table-row table:style-name="ro1">
          <table:table-cell office:value-type="string">
            <text:p>Office3659</text:p>
          </table:table-cell>
          <table:table-cell office:value-type="float" office:value="930">
            <text:p>930</text:p>
          </table:table-cell>
          <table:table-cell office:value-type="float" office:value="1010">
            <text:p>1010</text:p>
          </table:table-cell>
          <table:table-cell table:formula="of:=[.B44]*0.0328" office:value-type="float" office:value="30.504">
            <text:p>30.504</text:p>
          </table:table-cell>
          <table:table-cell table:formula="of:=(1440-[.C44])*0.0328" office:value-type="float" office:value="14.104">
            <text:p>14.104</text:p>
          </table:table-cell>
          <table:table-cell office:value-type="string">
            <text:p>O</text:p>
          </table:table-cell>
          <table:table-cell office:value-type="string">
            <text:p>EHall1</text:p>
          </table:table-cell>
          <table:table-cell table:number-columns-repeated="1017"/>
        </table:table-row>
        <table:table-row table:style-name="ro1">
          <table:table-cell office:value-type="string">
            <text:p>Office3657</text:p>
          </table:table-cell>
          <table:table-cell office:value-type="float" office:value="1014">
            <text:p>1014</text:p>
          </table:table-cell>
          <table:table-cell office:value-type="float" office:value="1010">
            <text:p>1010</text:p>
          </table:table-cell>
          <table:table-cell table:formula="of:=[.B45]*0.0328" office:value-type="float" office:value="33.2592">
            <text:p>33.2592</text:p>
          </table:table-cell>
          <table:table-cell table:formula="of:=(1440-[.C45])*0.0328" office:value-type="float" office:value="14.104">
            <text:p>14.104</text:p>
          </table:table-cell>
          <table:table-cell office:value-type="string">
            <text:p>O</text:p>
          </table:table-cell>
          <table:table-cell office:value-type="string">
            <text:p>EHall1</text:p>
          </table:table-cell>
          <table:table-cell office:value-type="string">
            <text:p>EHall2</text:p>
          </table:table-cell>
          <table:table-cell table:number-columns-repeated="1016"/>
        </table:table-row>
        <table:table-row table:style-name="ro1">
          <table:table-cell office:value-type="string">
            <text:p>Office3655</text:p>
          </table:table-cell>
          <table:table-cell office:value-type="float" office:value="1098">
            <text:p>1098</text:p>
          </table:table-cell>
          <table:table-cell office:value-type="float" office:value="1010">
            <text:p>1010</text:p>
          </table:table-cell>
          <table:table-cell table:formula="of:=[.B46]*0.0328" office:value-type="float" office:value="36.0144">
            <text:p>36.0144</text:p>
          </table:table-cell>
          <table:table-cell table:formula="of:=(1440-[.C46])*0.0328" office:value-type="float" office:value="14.104">
            <text:p>14.104</text:p>
          </table:table-cell>
          <table:table-cell office:value-type="string">
            <text:p>O</text:p>
          </table:table-cell>
          <table:table-cell office:value-type="string">
            <text:p>EHall2</text:p>
          </table:table-cell>
          <table:table-cell table:number-columns-repeated="1017"/>
        </table:table-row>
        <table:table-row table:style-name="ro1">
          <table:table-cell office:value-type="string">
            <text:p>Office3651</text:p>
          </table:table-cell>
          <table:table-cell office:value-type="float" office:value="1183">
            <text:p>1183</text:p>
          </table:table-cell>
          <table:table-cell office:value-type="float" office:value="1010">
            <text:p>1010</text:p>
          </table:table-cell>
          <table:table-cell table:formula="of:=[.B47]*0.0328" office:value-type="float" office:value="38.8024">
            <text:p>38.8024</text:p>
          </table:table-cell>
          <table:table-cell table:formula="of:=(1440-[.C47])*0.0328" office:value-type="float" office:value="14.104">
            <text:p>14.104</text:p>
          </table:table-cell>
          <table:table-cell office:value-type="string">
            <text:p>O</text:p>
          </table:table-cell>
          <table:table-cell office:value-type="string">
            <text:p>EHall2</text:p>
          </table:table-cell>
          <table:table-cell table:number-columns-repeated="1017"/>
        </table:table-row>
        <table:table-row table:style-name="ro1">
          <table:table-cell office:value-type="string">
            <text:p>Office3647</text:p>
          </table:table-cell>
          <table:table-cell office:value-type="float" office:value="1268">
            <text:p>1268</text:p>
          </table:table-cell>
          <table:table-cell office:value-type="float" office:value="1010">
            <text:p>1010</text:p>
          </table:table-cell>
          <table:table-cell table:formula="of:=[.B48]*0.0328" office:value-type="float" office:value="41.5904">
            <text:p>41.5904</text:p>
          </table:table-cell>
          <table:table-cell table:formula="of:=(1440-[.C48])*0.0328" office:value-type="float" office:value="14.104">
            <text:p>14.104</text:p>
          </table:table-cell>
          <table:table-cell office:value-type="string">
            <text:p>O</text:p>
          </table:table-cell>
          <table:table-cell office:value-type="string">
            <text:p>EHall2</text:p>
          </table:table-cell>
          <table:table-cell office:value-type="string">
            <text:p>EHall3</text:p>
          </table:table-cell>
          <table:table-cell table:number-columns-repeated="1016"/>
        </table:table-row>
        <table:table-row table:style-name="ro1">
          <table:table-cell office:value-type="string">
            <text:p>Office3645</text:p>
          </table:table-cell>
          <table:table-cell office:value-type="float" office:value="1352">
            <text:p>1352</text:p>
          </table:table-cell>
          <table:table-cell office:value-type="float" office:value="1010">
            <text:p>1010</text:p>
          </table:table-cell>
          <table:table-cell table:formula="of:=[.B49]*0.0328" office:value-type="float" office:value="44.3456">
            <text:p>44.3456</text:p>
          </table:table-cell>
          <table:table-cell table:formula="of:=(1440-[.C49])*0.0328" office:value-type="float" office:value="14.104">
            <text:p>14.104</text:p>
          </table:table-cell>
          <table:table-cell office:value-type="string">
            <text:p>O</text:p>
          </table:table-cell>
          <table:table-cell office:value-type="string">
            <text:p>EHall2</text:p>
          </table:table-cell>
          <table:table-cell office:value-type="string">
            <text:p>EHall3</text:p>
          </table:table-cell>
          <table:table-cell table:number-columns-repeated="1016"/>
        </table:table-row>
        <table:table-row table:style-name="ro1">
          <table:table-cell office:value-type="string">
            <text:p>Office3637</text:p>
          </table:table-cell>
          <table:table-cell office:value-type="float" office:value="1437">
            <text:p>1437</text:p>
          </table:table-cell>
          <table:table-cell office:value-type="float" office:value="1010">
            <text:p>1010</text:p>
          </table:table-cell>
          <table:table-cell table:formula="of:=[.B50]*0.0328" office:value-type="float" office:value="47.1336">
            <text:p>47.1336</text:p>
          </table:table-cell>
          <table:table-cell table:formula="of:=(1440-[.C50])*0.0328" office:value-type="float" office:value="14.104">
            <text:p>14.104</text:p>
          </table:table-cell>
          <table:table-cell office:value-type="string">
            <text:p>O</text:p>
          </table:table-cell>
          <table:table-cell office:value-type="string">
            <text:p>EHall3</text:p>
          </table:table-cell>
          <table:table-cell table:number-columns-repeated="1017"/>
        </table:table-row>
        <table:table-row table:style-name="ro1">
          <table:table-cell office:value-type="string">
            <text:p>Office3635</text:p>
          </table:table-cell>
          <table:table-cell office:value-type="float" office:value="1520">
            <text:p>1520</text:p>
          </table:table-cell>
          <table:table-cell office:value-type="float" office:value="1010">
            <text:p>1010</text:p>
          </table:table-cell>
          <table:table-cell table:formula="of:=[.B51]*0.0328" office:value-type="float" office:value="49.856">
            <text:p>49.856</text:p>
          </table:table-cell>
          <table:table-cell table:formula="of:=(1440-[.C51])*0.0328" office:value-type="float" office:value="14.104">
            <text:p>14.104</text:p>
          </table:table-cell>
          <table:table-cell office:value-type="string">
            <text:p>O</text:p>
          </table:table-cell>
          <table:table-cell office:value-type="string">
            <text:p>EHall3</text:p>
          </table:table-cell>
          <table:table-cell office:value-type="string">
            <text:p>EHall4</text:p>
          </table:table-cell>
          <table:table-cell table:number-columns-repeated="1016"/>
        </table:table-row>
        <table:table-row table:style-name="ro1">
          <table:table-cell office:value-type="string">
            <text:p>Office3627</text:p>
          </table:table-cell>
          <table:table-cell office:value-type="float" office:value="1605">
            <text:p>1605</text:p>
          </table:table-cell>
          <table:table-cell office:value-type="float" office:value="1010">
            <text:p>1010</text:p>
          </table:table-cell>
          <table:table-cell table:formula="of:=[.B52]*0.0328" office:value-type="float" office:value="52.644">
            <text:p>52.644</text:p>
          </table:table-cell>
          <table:table-cell table:formula="of:=(1440-[.C52])*0.0328" office:value-type="float" office:value="14.104">
            <text:p>14.104</text:p>
          </table:table-cell>
          <table:table-cell office:value-type="string">
            <text:p>O</text:p>
          </table:table-cell>
          <table:table-cell office:value-type="string">
            <text:p>EHall3</text:p>
          </table:table-cell>
          <table:table-cell office:value-type="string">
            <text:p>EHall4</text:p>
          </table:table-cell>
          <table:table-cell table:number-columns-repeated="1016"/>
        </table:table-row>
        <table:table-row table:style-name="ro1">
          <table:table-cell office:value-type="string">
            <text:p>Office3625</text:p>
          </table:table-cell>
          <table:table-cell office:value-type="float" office:value="1690">
            <text:p>1690</text:p>
          </table:table-cell>
          <table:table-cell office:value-type="float" office:value="1010">
            <text:p>1010</text:p>
          </table:table-cell>
          <table:table-cell table:formula="of:=[.B53]*0.0328" office:value-type="float" office:value="55.432">
            <text:p>55.432</text:p>
          </table:table-cell>
          <table:table-cell table:formula="of:=(1440-[.C53])*0.0328" office:value-type="float" office:value="14.104">
            <text:p>14.104</text:p>
          </table:table-cell>
          <table:table-cell office:value-type="string">
            <text:p>O</text:p>
          </table:table-cell>
          <table:table-cell office:value-type="string">
            <text:p>EHall4</text:p>
          </table:table-cell>
          <table:table-cell table:number-columns-repeated="1017"/>
        </table:table-row>
        <table:table-row table:style-name="ro1">
          <table:table-cell office:value-type="string">
            <text:p>Office3621</text:p>
          </table:table-cell>
          <table:table-cell office:value-type="float" office:value="1772">
            <text:p>1772</text:p>
          </table:table-cell>
          <table:table-cell office:value-type="float" office:value="1010">
            <text:p>1010</text:p>
          </table:table-cell>
          <table:table-cell table:formula="of:=[.B54]*0.0328" office:value-type="float" office:value="58.1216">
            <text:p>58.1216</text:p>
          </table:table-cell>
          <table:table-cell table:formula="of:=(1440-[.C54])*0.0328" office:value-type="float" office:value="14.104">
            <text:p>14.104</text:p>
          </table:table-cell>
          <table:table-cell office:value-type="string">
            <text:p>O</text:p>
          </table:table-cell>
          <table:table-cell office:value-type="string">
            <text:p>EHall4</text:p>
          </table:table-cell>
          <table:table-cell office:value-type="string">
            <text:p>EHall5</text:p>
          </table:table-cell>
          <table:table-cell table:number-columns-repeated="1016"/>
        </table:table-row>
        <table:table-row table:style-name="ro1">
          <table:table-cell office:value-type="string">
            <text:p>Office3619</text:p>
          </table:table-cell>
          <table:table-cell office:value-type="float" office:value="1859">
            <text:p>1859</text:p>
          </table:table-cell>
          <table:table-cell office:value-type="float" office:value="1010">
            <text:p>1010</text:p>
          </table:table-cell>
          <table:table-cell table:formula="of:=[.B55]*0.0328" office:value-type="float" office:value="60.9752">
            <text:p>60.9752</text:p>
          </table:table-cell>
          <table:table-cell table:formula="of:=(1440-[.C55])*0.0328" office:value-type="float" office:value="14.104">
            <text:p>14.104</text:p>
          </table:table-cell>
          <table:table-cell office:value-type="string">
            <text:p>O</text:p>
          </table:table-cell>
          <table:table-cell office:value-type="string">
            <text:p>EHall4</text:p>
          </table:table-cell>
          <table:table-cell office:value-type="string">
            <text:p>EHall5</text:p>
          </table:table-cell>
          <table:table-cell table:number-columns-repeated="1016"/>
        </table:table-row>
        <table:table-row table:style-name="ro1">
          <table:table-cell office:value-type="string">
            <text:p>Office3617</text:p>
          </table:table-cell>
          <table:table-cell office:value-type="float" office:value="1942">
            <text:p>1942</text:p>
          </table:table-cell>
          <table:table-cell office:value-type="float" office:value="1010">
            <text:p>1010</text:p>
          </table:table-cell>
          <table:table-cell table:formula="of:=[.B56]*0.0328" office:value-type="float" office:value="63.6976">
            <text:p>63.6976</text:p>
          </table:table-cell>
          <table:table-cell table:formula="of:=(1440-[.C56])*0.0328" office:value-type="float" office:value="14.104">
            <text:p>14.104</text:p>
          </table:table-cell>
          <table:table-cell office:value-type="string">
            <text:p>O</text:p>
          </table:table-cell>
          <table:table-cell office:value-type="string">
            <text:p>EHall5</text:p>
          </table:table-cell>
          <table:table-cell table:number-columns-repeated="1017"/>
        </table:table-row>
        <table:table-row table:style-name="ro1">
          <table:table-cell office:value-type="string">
            <text:p>Office3615</text:p>
          </table:table-cell>
          <table:table-cell office:value-type="float" office:value="2022">
            <text:p>2022</text:p>
          </table:table-cell>
          <table:table-cell office:value-type="float" office:value="1010">
            <text:p>1010</text:p>
          </table:table-cell>
          <table:table-cell table:formula="of:=[.B57]*0.0328" office:value-type="float" office:value="66.3216">
            <text:p>66.3216</text:p>
          </table:table-cell>
          <table:table-cell table:formula="of:=(1440-[.C57])*0.0328" office:value-type="float" office:value="14.104">
            <text:p>14.104</text:p>
          </table:table-cell>
          <table:table-cell office:value-type="string">
            <text:p>O</text:p>
          </table:table-cell>
          <table:table-cell office:value-type="string">
            <text:p>EHall5</text:p>
          </table:table-cell>
          <table:table-cell office:value-type="string">
            <text:p>EHall6</text:p>
          </table:table-cell>
          <table:table-cell table:number-columns-repeated="1016"/>
        </table:table-row>
        <table:table-row table:style-name="ro2">
          <table:table-cell office:value-type="string">
            <text:p>Office3575</text:p>
          </table:table-cell>
          <table:table-cell office:value-type="float" office:value="592">
            <text:p>592</text:p>
          </table:table-cell>
          <table:table-cell office:value-type="float" office:value="266">
            <text:p>266</text:p>
          </table:table-cell>
          <table:table-cell table:formula="of:=[.B58]*0.0328" office:value-type="float" office:value="19.4176">
            <text:p>19.4176</text:p>
          </table:table-cell>
          <table:table-cell table:formula="of:=(1440-[.C58])*0.0328" office:value-type="float" office:value="38.5072">
            <text:p>38.5072</text:p>
          </table:table-cell>
          <table:table-cell office:value-type="string">
            <text:p>O</text:p>
          </table:table-cell>
          <table:table-cell office:value-type="string">
            <text:p>SWInter</text:p>
          </table:table-cell>
          <table:table-cell table:number-columns-repeated="1017"/>
        </table:table-row>
        <table:table-row table:style-name="ro2">
          <table:table-cell office:value-type="string">
            <text:p>Office3573</text:p>
          </table:table-cell>
          <table:table-cell office:value-type="float" office:value="678">
            <text:p>678</text:p>
          </table:table-cell>
          <table:table-cell office:value-type="float" office:value="269">
            <text:p>269</text:p>
          </table:table-cell>
          <table:table-cell table:formula="of:=[.B59]*0.0328" office:value-type="float" office:value="22.2384">
            <text:p>22.2384</text:p>
          </table:table-cell>
          <table:table-cell table:formula="of:=(1440-[.C59])*0.0328" office:value-type="float" office:value="38.4088">
            <text:p>38.4088</text:p>
          </table:table-cell>
          <table:table-cell office:value-type="string">
            <text:p>O</text:p>
          </table:table-cell>
          <table:table-cell office:value-type="string">
            <text:p>SWInter</text:p>
          </table:table-cell>
          <table:table-cell office:value-type="string">
            <text:p>WHall1</text:p>
          </table:table-cell>
          <table:table-cell table:number-columns-repeated="1016"/>
        </table:table-row>
        <table:table-row table:style-name="ro2">
          <table:table-cell office:value-type="string">
            <text:p>Office3571</text:p>
          </table:table-cell>
          <table:table-cell office:value-type="float" office:value="762">
            <text:p>762</text:p>
          </table:table-cell>
          <table:table-cell office:value-type="float" office:value="269">
            <text:p>269</text:p>
          </table:table-cell>
          <table:table-cell table:formula="of:=[.B60]*0.0328" office:value-type="float" office:value="24.9936">
            <text:p>24.9936</text:p>
          </table:table-cell>
          <table:table-cell table:formula="of:=(1440-[.C60])*0.0328" office:value-type="float" office:value="38.4088">
            <text:p>38.4088</text:p>
          </table:table-cell>
          <table:table-cell office:value-type="string">
            <text:p>O</text:p>
          </table:table-cell>
          <table:table-cell office:value-type="string">
            <text:p>SWInter</text:p>
          </table:table-cell>
          <table:table-cell office:value-type="string">
            <text:p>WHall1</text:p>
          </table:table-cell>
          <table:table-cell table:number-columns-repeated="1016"/>
        </table:table-row>
        <table:table-row table:style-name="ro1">
          <table:table-cell office:value-type="string">
            <text:p>Office3569</text:p>
          </table:table-cell>
          <table:table-cell office:value-type="float" office:value="847">
            <text:p>847</text:p>
          </table:table-cell>
          <table:table-cell office:value-type="float" office:value="269">
            <text:p>269</text:p>
          </table:table-cell>
          <table:table-cell table:formula="of:=[.B61]*0.0328" office:value-type="float" office:value="27.7816">
            <text:p>27.7816</text:p>
          </table:table-cell>
          <table:table-cell table:formula="of:=(1440-[.C61])*0.0328" office:value-type="float" office:value="38.4088">
            <text:p>38.4088</text:p>
          </table:table-cell>
          <table:table-cell office:value-type="string">
            <text:p>O</text:p>
          </table:table-cell>
          <table:table-cell office:value-type="string">
            <text:p>WHall1</text:p>
          </table:table-cell>
          <table:table-cell table:number-columns-repeated="1017"/>
        </table:table-row>
        <table:table-row table:style-name="ro1">
          <table:table-cell office:value-type="string">
            <text:p>Office3559</text:p>
          </table:table-cell>
          <table:table-cell office:value-type="float" office:value="931">
            <text:p>931</text:p>
          </table:table-cell>
          <table:table-cell office:value-type="float" office:value="269">
            <text:p>269</text:p>
          </table:table-cell>
          <table:table-cell table:formula="of:=[.B62]*0.0328" office:value-type="float" office:value="30.5368">
            <text:p>30.5368</text:p>
          </table:table-cell>
          <table:table-cell table:formula="of:=(1440-[.C62])*0.0328" office:value-type="float" office:value="38.4088">
            <text:p>38.4088</text:p>
          </table:table-cell>
          <table:table-cell office:value-type="string">
            <text:p>O</text:p>
          </table:table-cell>
          <table:table-cell office:value-type="string">
            <text:p>WHall1</text:p>
          </table:table-cell>
          <table:table-cell table:number-columns-repeated="1017"/>
        </table:table-row>
        <table:table-row table:style-name="ro1">
          <table:table-cell office:value-type="string">
            <text:p>Office3557</text:p>
          </table:table-cell>
          <table:table-cell office:value-type="float" office:value="1016">
            <text:p>1016</text:p>
          </table:table-cell>
          <table:table-cell office:value-type="float" office:value="269">
            <text:p>269</text:p>
          </table:table-cell>
          <table:table-cell table:formula="of:=[.B63]*0.0328" office:value-type="float" office:value="33.3248">
            <text:p>33.3248</text:p>
          </table:table-cell>
          <table:table-cell table:formula="of:=(1440-[.C63])*0.0328" office:value-type="float" office:value="38.4088">
            <text:p>38.4088</text:p>
          </table:table-cell>
          <table:table-cell office:value-type="string">
            <text:p>O</text:p>
          </table:table-cell>
          <table:table-cell office:value-type="string">
            <text:p>WHall1</text:p>
          </table:table-cell>
          <table:table-cell office:value-type="string">
            <text:p>WHall2</text:p>
          </table:table-cell>
          <table:table-cell table:number-columns-repeated="1016"/>
        </table:table-row>
        <table:table-row table:style-name="ro1">
          <table:table-cell office:value-type="string">
            <text:p>Office3555</text:p>
          </table:table-cell>
          <table:table-cell office:value-type="float" office:value="1100">
            <text:p>1100</text:p>
          </table:table-cell>
          <table:table-cell office:value-type="float" office:value="269">
            <text:p>269</text:p>
          </table:table-cell>
          <table:table-cell table:formula="of:=[.B64]*0.0328" office:value-type="float" office:value="36.08">
            <text:p>36.08</text:p>
          </table:table-cell>
          <table:table-cell table:formula="of:=(1440-[.C64])*0.0328" office:value-type="float" office:value="38.4088">
            <text:p>38.4088</text:p>
          </table:table-cell>
          <table:table-cell office:value-type="string">
            <text:p>O</text:p>
          </table:table-cell>
          <table:table-cell office:value-type="string">
            <text:p>WHall2</text:p>
          </table:table-cell>
          <table:table-cell table:number-columns-repeated="1017"/>
        </table:table-row>
        <table:table-row table:style-name="ro1">
          <table:table-cell office:value-type="string">
            <text:p>Office3551</text:p>
          </table:table-cell>
          <table:table-cell office:value-type="float" office:value="1184">
            <text:p>1184</text:p>
          </table:table-cell>
          <table:table-cell office:value-type="float" office:value="269">
            <text:p>269</text:p>
          </table:table-cell>
          <table:table-cell table:formula="of:=[.B65]*0.0328" office:value-type="float" office:value="38.8352">
            <text:p>38.8352</text:p>
          </table:table-cell>
          <table:table-cell table:formula="of:=(1440-[.C65])*0.0328" office:value-type="float" office:value="38.4088">
            <text:p>38.4088</text:p>
          </table:table-cell>
          <table:table-cell office:value-type="string">
            <text:p>O</text:p>
          </table:table-cell>
          <table:table-cell office:value-type="string">
            <text:p>WHall2</text:p>
          </table:table-cell>
          <table:table-cell table:number-columns-repeated="1017"/>
        </table:table-row>
        <table:table-row table:style-name="ro1">
          <table:table-cell office:value-type="string">
            <text:p>Office3547</text:p>
          </table:table-cell>
          <table:table-cell office:value-type="float" office:value="1270">
            <text:p>1270</text:p>
          </table:table-cell>
          <table:table-cell office:value-type="float" office:value="269">
            <text:p>269</text:p>
          </table:table-cell>
          <table:table-cell table:formula="of:=[.B66]*0.0328" office:value-type="float" office:value="41.656">
            <text:p>41.656</text:p>
          </table:table-cell>
          <table:table-cell table:formula="of:=(1440-[.C66])*0.0328" office:value-type="float" office:value="38.4088">
            <text:p>38.4088</text:p>
          </table:table-cell>
          <table:table-cell office:value-type="string">
            <text:p>O</text:p>
          </table:table-cell>
          <table:table-cell office:value-type="string">
            <text:p>WHall2</text:p>
          </table:table-cell>
          <table:table-cell office:value-type="string">
            <text:p>WHall3</text:p>
          </table:table-cell>
          <table:table-cell table:number-columns-repeated="1016"/>
        </table:table-row>
        <table:table-row table:style-name="ro1">
          <table:table-cell office:value-type="string">
            <text:p>Office3545</text:p>
          </table:table-cell>
          <table:table-cell office:value-type="float" office:value="1354">
            <text:p>1354</text:p>
          </table:table-cell>
          <table:table-cell office:value-type="float" office:value="269">
            <text:p>269</text:p>
          </table:table-cell>
          <table:table-cell table:formula="of:=[.B67]*0.0328" office:value-type="float" office:value="44.4112">
            <text:p>44.4112</text:p>
          </table:table-cell>
          <table:table-cell table:formula="of:=(1440-[.C67])*0.0328" office:value-type="float" office:value="38.4088">
            <text:p>38.4088</text:p>
          </table:table-cell>
          <table:table-cell office:value-type="string">
            <text:p>O</text:p>
          </table:table-cell>
          <table:table-cell office:value-type="string">
            <text:p>WHall2</text:p>
          </table:table-cell>
          <table:table-cell office:value-type="string">
            <text:p>WHall3</text:p>
          </table:table-cell>
          <table:table-cell table:number-columns-repeated="1016"/>
        </table:table-row>
        <table:table-row table:style-name="ro1">
          <table:table-cell office:value-type="string">
            <text:p>Office3537</text:p>
          </table:table-cell>
          <table:table-cell office:value-type="float" office:value="1438">
            <text:p>1438</text:p>
          </table:table-cell>
          <table:table-cell office:value-type="float" office:value="269">
            <text:p>269</text:p>
          </table:table-cell>
          <table:table-cell table:formula="of:=[.B68]*0.0328" office:value-type="float" office:value="47.1664">
            <text:p>47.1664</text:p>
          </table:table-cell>
          <table:table-cell table:formula="of:=(1440-[.C68])*0.0328" office:value-type="float" office:value="38.4088">
            <text:p>38.4088</text:p>
          </table:table-cell>
          <table:table-cell office:value-type="string">
            <text:p>O</text:p>
          </table:table-cell>
          <table:table-cell office:value-type="string">
            <text:p>WHall3</text:p>
          </table:table-cell>
          <table:table-cell table:number-columns-repeated="1017"/>
        </table:table-row>
        <table:table-row table:style-name="ro1">
          <table:table-cell office:value-type="string">
            <text:p>Office3535</text:p>
          </table:table-cell>
          <table:table-cell office:value-type="float" office:value="1522">
            <text:p>1522</text:p>
          </table:table-cell>
          <table:table-cell office:value-type="float" office:value="269">
            <text:p>269</text:p>
          </table:table-cell>
          <table:table-cell table:formula="of:=[.B69]*0.0328" office:value-type="float" office:value="49.9216">
            <text:p>49.9216</text:p>
          </table:table-cell>
          <table:table-cell table:formula="of:=(1440-[.C69])*0.0328" office:value-type="float" office:value="38.4088">
            <text:p>38.4088</text:p>
          </table:table-cell>
          <table:table-cell office:value-type="string">
            <text:p>O</text:p>
          </table:table-cell>
          <table:table-cell office:value-type="string">
            <text:p>WHall3</text:p>
          </table:table-cell>
          <table:table-cell office:value-type="string">
            <text:p>WHall4</text:p>
          </table:table-cell>
          <table:table-cell table:number-columns-repeated="1016"/>
        </table:table-row>
        <table:table-row table:style-name="ro1">
          <table:table-cell office:value-type="string">
            <text:p>Office3527</text:p>
          </table:table-cell>
          <table:table-cell office:value-type="float" office:value="1607">
            <text:p>1607</text:p>
          </table:table-cell>
          <table:table-cell office:value-type="float" office:value="269">
            <text:p>269</text:p>
          </table:table-cell>
          <table:table-cell table:formula="of:=[.B70]*0.0328" office:value-type="float" office:value="52.7096">
            <text:p>52.7096</text:p>
          </table:table-cell>
          <table:table-cell table:formula="of:=(1440-[.C70])*0.0328" office:value-type="float" office:value="38.4088">
            <text:p>38.4088</text:p>
          </table:table-cell>
          <table:table-cell office:value-type="string">
            <text:p>O</text:p>
          </table:table-cell>
          <table:table-cell office:value-type="string">
            <text:p>WHall3</text:p>
          </table:table-cell>
          <table:table-cell office:value-type="string">
            <text:p>WHall4</text:p>
          </table:table-cell>
          <table:table-cell table:number-columns-repeated="1016"/>
        </table:table-row>
        <table:table-row table:style-name="ro1">
          <table:table-cell office:value-type="string">
            <text:p>Office3525</text:p>
          </table:table-cell>
          <table:table-cell office:value-type="float" office:value="1690">
            <text:p>1690</text:p>
          </table:table-cell>
          <table:table-cell office:value-type="float" office:value="269">
            <text:p>269</text:p>
          </table:table-cell>
          <table:table-cell table:formula="of:=[.B71]*0.0328" office:value-type="float" office:value="55.432">
            <text:p>55.432</text:p>
          </table:table-cell>
          <table:table-cell table:formula="of:=(1440-[.C71])*0.0328" office:value-type="float" office:value="38.4088">
            <text:p>38.4088</text:p>
          </table:table-cell>
          <table:table-cell office:value-type="string">
            <text:p>O</text:p>
          </table:table-cell>
          <table:table-cell office:value-type="string">
            <text:p>WHall4</text:p>
          </table:table-cell>
          <table:table-cell table:number-columns-repeated="1017"/>
        </table:table-row>
        <table:table-row table:style-name="ro1">
          <table:table-cell office:value-type="string">
            <text:p>Office3521</text:p>
          </table:table-cell>
          <table:table-cell office:value-type="float" office:value="1776">
            <text:p>1776</text:p>
          </table:table-cell>
          <table:table-cell office:value-type="float" office:value="269">
            <text:p>269</text:p>
          </table:table-cell>
          <table:table-cell table:formula="of:=[.B72]*0.0328" office:value-type="float" office:value="58.2528">
            <text:p>58.2528</text:p>
          </table:table-cell>
          <table:table-cell table:formula="of:=(1440-[.C72])*0.0328" office:value-type="float" office:value="38.4088">
            <text:p>38.4088</text:p>
          </table:table-cell>
          <table:table-cell office:value-type="string">
            <text:p>O</text:p>
          </table:table-cell>
          <table:table-cell office:value-type="string">
            <text:p>WHall4</text:p>
          </table:table-cell>
          <table:table-cell office:value-type="string">
            <text:p>WHall5</text:p>
          </table:table-cell>
          <table:table-cell table:number-columns-repeated="1016"/>
        </table:table-row>
        <table:table-row table:style-name="ro1">
          <table:table-cell office:value-type="string">
            <text:p>Office3519</text:p>
          </table:table-cell>
          <table:table-cell office:value-type="float" office:value="1860">
            <text:p>1860</text:p>
          </table:table-cell>
          <table:table-cell office:value-type="float" office:value="269">
            <text:p>269</text:p>
          </table:table-cell>
          <table:table-cell table:formula="of:=[.B73]*0.0328" office:value-type="float" office:value="61.008">
            <text:p>61.008</text:p>
          </table:table-cell>
          <table:table-cell table:formula="of:=(1440-[.C73])*0.0328" office:value-type="float" office:value="38.4088">
            <text:p>38.4088</text:p>
          </table:table-cell>
          <table:table-cell office:value-type="string">
            <text:p>O</text:p>
          </table:table-cell>
          <table:table-cell office:value-type="string">
            <text:p>WHall4</text:p>
          </table:table-cell>
          <table:table-cell office:value-type="string">
            <text:p>WHall5</text:p>
          </table:table-cell>
          <table:table-cell table:number-columns-repeated="1016"/>
        </table:table-row>
        <table:table-row table:style-name="ro1">
          <table:table-cell office:value-type="string">
            <text:p>Office3517</text:p>
          </table:table-cell>
          <table:table-cell office:value-type="float" office:value="1944">
            <text:p>1944</text:p>
          </table:table-cell>
          <table:table-cell office:value-type="float" office:value="269">
            <text:p>269</text:p>
          </table:table-cell>
          <table:table-cell table:formula="of:=[.B74]*0.0328" office:value-type="float" office:value="63.7632">
            <text:p>63.7632</text:p>
          </table:table-cell>
          <table:table-cell table:formula="of:=(1440-[.C74])*0.0328" office:value-type="float" office:value="38.4088">
            <text:p>38.4088</text:p>
          </table:table-cell>
          <table:table-cell office:value-type="string">
            <text:p>O</text:p>
          </table:table-cell>
          <table:table-cell office:value-type="string">
            <text:p>WHall5</text:p>
          </table:table-cell>
          <table:table-cell table:number-columns-repeated="1017"/>
        </table:table-row>
        <table:table-row table:style-name="ro1">
          <table:table-cell office:value-type="string">
            <text:p>Office3515</text:p>
          </table:table-cell>
          <table:table-cell office:value-type="float" office:value="2028">
            <text:p>2028</text:p>
          </table:table-cell>
          <table:table-cell office:value-type="float" office:value="269">
            <text:p>269</text:p>
          </table:table-cell>
          <table:table-cell table:formula="of:=[.B75]*0.0328" office:value-type="float" office:value="66.5184">
            <text:p>66.5184</text:p>
          </table:table-cell>
          <table:table-cell table:formula="of:=(1440-[.C75])*0.0328" office:value-type="float" office:value="38.4088">
            <text:p>38.4088</text:p>
          </table:table-cell>
          <table:table-cell office:value-type="string">
            <text:p>O</text:p>
          </table:table-cell>
          <table:table-cell office:value-type="string">
            <text:p>WHall5</text:p>
          </table:table-cell>
          <table:table-cell office:value-type="string">
            <text:p>WHall6</text:p>
          </table:table-cell>
          <table:table-cell table:number-columns-repeated="1016"/>
        </table:table-row>
        <table:table-row table:style-name="ro1">
          <table:table-cell office:value-type="string">
            <text:p>Office3511</text:p>
          </table:table-cell>
          <table:table-cell office:value-type="float" office:value="2112">
            <text:p>2112</text:p>
          </table:table-cell>
          <table:table-cell office:value-type="float" office:value="269">
            <text:p>269</text:p>
          </table:table-cell>
          <table:table-cell table:formula="of:=[.B76]*0.0328" office:value-type="float" office:value="69.2736">
            <text:p>69.2736</text:p>
          </table:table-cell>
          <table:table-cell table:formula="of:=(1440-[.C76])*0.0328" office:value-type="float" office:value="38.4088">
            <text:p>38.4088</text:p>
          </table:table-cell>
          <table:table-cell office:value-type="string">
            <text:p>O</text:p>
          </table:table-cell>
          <table:table-cell office:value-type="string">
            <text:p>WHall6</text:p>
          </table:table-cell>
          <table:table-cell table:number-columns-repeated="1017"/>
        </table:table-row>
        <table:table-row table:style-name="ro1">
          <table:table-cell office:value-type="string">
            <text:p>Office3509</text:p>
          </table:table-cell>
          <table:table-cell office:value-type="float" office:value="2152">
            <text:p>2152</text:p>
          </table:table-cell>
          <table:table-cell office:value-type="float" office:value="269">
            <text:p>269</text:p>
          </table:table-cell>
          <table:table-cell table:formula="of:=[.B77]*0.0328" office:value-type="float" office:value="70.5856">
            <text:p>70.5856</text:p>
          </table:table-cell>
          <table:table-cell table:formula="of:=(1440-[.C77])*0.0328" office:value-type="float" office:value="38.4088">
            <text:p>38.4088</text:p>
          </table:table-cell>
          <table:table-cell office:value-type="string">
            <text:p>O</text:p>
          </table:table-cell>
          <table:table-cell office:value-type="string">
            <text:p>WHall6</text:p>
          </table:table-cell>
          <table:table-cell table:number-columns-repeated="1017"/>
        </table:table-row>
        <table:table-row table:style-name="ro2">
          <table:table-cell office:value-type="string">
            <text:p>RNDLab</text:p>
          </table:table-cell>
          <table:table-cell office:value-type="float" office:value="2630">
            <text:p>2630</text:p>
          </table:table-cell>
          <table:table-cell office:value-type="float" office:value="322">
            <text:p>322</text:p>
          </table:table-cell>
          <table:table-cell table:formula="of:=[.B78]*0.0328" office:value-type="float" office:value="86.264">
            <text:p>86.264</text:p>
          </table:table-cell>
          <table:table-cell table:formula="of:=(1440-[.C78])*0.0328" office:value-type="float" office:value="36.6704">
            <text:p>36.6704</text:p>
          </table:table-cell>
          <table:table-cell office:value-type="string">
            <text:p>L</text:p>
          </table:table-cell>
          <table:table-cell office:value-type="string">
            <text:p>NWDoor</text:p>
          </table:table-cell>
          <table:table-cell office:value-type="string">
            <text:p>VendDoor</text:p>
          </table:table-cell>
          <table:table-cell table:number-columns-repeated="1016"/>
        </table:table-row>
        <table:table-row table:style-name="ro2">
          <table:table-cell office:value-type="string">
            <text:p>HonorsLab</text:p>
          </table:table-cell>
          <table:table-cell office:value-type="float" office:value="2630">
            <text:p>2630</text:p>
          </table:table-cell>
          <table:table-cell office:value-type="float" office:value="956">
            <text:p>956</text:p>
          </table:table-cell>
          <table:table-cell table:formula="of:=[.B79]*0.0328" office:value-type="float" office:value="86.264">
            <text:p>86.264</text:p>
          </table:table-cell>
          <table:table-cell table:formula="of:=(1440-[.C79])*0.0328" office:value-type="float" office:value="15.8752">
            <text:p>15.8752</text:p>
          </table:table-cell>
          <table:table-cell office:value-type="string">
            <text:p>L</text:p>
          </table:table-cell>
          <table:table-cell office:value-type="string">
            <text:p>AtriumSE</text:p>
          </table:table-cell>
          <table:table-cell office:value-type="string">
            <text:p>NEHall</text:p>
          </table:table-cell>
          <table:table-cell table:number-columns-repeated="1016"/>
        </table:table-row>
        <table:table-row table:style-name="ro1">
          <table:table-cell office:value-type="string">
            <text:p>ICL1</text:p>
          </table:table-cell>
          <table:table-cell office:value-type="float" office:value="1726">
            <text:p>1726</text:p>
          </table:table-cell>
          <table:table-cell office:value-type="float" office:value="345">
            <text:p>345</text:p>
          </table:table-cell>
          <table:table-cell table:formula="of:=[.B80]*0.0328" office:value-type="float" office:value="56.6128">
            <text:p>56.6128</text:p>
          </table:table-cell>
          <table:table-cell table:formula="of:=(1440-[.C80])*0.0328" office:value-type="float" office:value="35.916">
            <text:p>35.916</text:p>
          </table:table-cell>
          <table:table-cell office:value-type="string">
            <text:p>L</text:p>
          </table:table-cell>
          <table:table-cell office:value-type="string">
            <text:p>WHall4</text:p>
          </table:table-cell>
          <table:table-cell table:number-columns-repeated="1017"/>
        </table:table-row>
        <table:table-row table:style-name="ro1">
          <table:table-cell office:value-type="string">
            <text:p>ICL2</text:p>
          </table:table-cell>
          <table:table-cell office:value-type="float" office:value="1347">
            <text:p>1347</text:p>
          </table:table-cell>
          <table:table-cell office:value-type="float" office:value="345">
            <text:p>345</text:p>
          </table:table-cell>
          <table:table-cell table:formula="of:=[.B81]*0.0328" office:value-type="float" office:value="44.1816">
            <text:p>44.1816</text:p>
          </table:table-cell>
          <table:table-cell table:formula="of:=(1440-[.C81])*0.0328" office:value-type="float" office:value="35.916">
            <text:p>35.916</text:p>
          </table:table-cell>
          <table:table-cell office:value-type="string">
            <text:p>L</text:p>
          </table:table-cell>
          <table:table-cell office:value-type="string">
            <text:p>WHall3</text:p>
          </table:table-cell>
          <table:table-cell table:number-columns-repeated="1017"/>
        </table:table-row>
        <table:table-row table:style-name="ro1">
          <table:table-cell office:value-type="string">
            <text:p>ICL3</text:p>
          </table:table-cell>
          <table:table-cell office:value-type="float" office:value="1062">
            <text:p>1062</text:p>
          </table:table-cell>
          <table:table-cell office:value-type="float" office:value="345">
            <text:p>345</text:p>
          </table:table-cell>
          <table:table-cell table:formula="of:=[.B82]*0.0328" office:value-type="float" office:value="34.8336">
            <text:p>34.8336</text:p>
          </table:table-cell>
          <table:table-cell table:formula="of:=(1440-[.C82])*0.0328" office:value-type="float" office:value="35.916">
            <text:p>35.916</text:p>
          </table:table-cell>
          <table:table-cell office:value-type="string">
            <text:p>L</text:p>
          </table:table-cell>
          <table:table-cell office:value-type="string">
            <text:p>WHall2</text:p>
          </table:table-cell>
          <table:table-cell table:number-columns-repeated="1017"/>
        </table:table-row>
        <table:table-row table:style-name="ro1">
          <table:table-cell office:value-type="string">
            <text:p>ICL5</text:p>
          </table:table-cell>
          <table:table-cell office:value-type="float" office:value="1341">
            <text:p>1341</text:p>
          </table:table-cell>
          <table:table-cell office:value-type="float" office:value="931">
            <text:p>931</text:p>
          </table:table-cell>
          <table:table-cell table:formula="of:=[.B83]*0.0328" office:value-type="float" office:value="43.9848">
            <text:p>43.9848</text:p>
          </table:table-cell>
          <table:table-cell table:formula="of:=(1440-[.C83])*0.0328" office:value-type="float" office:value="16.6952">
            <text:p>16.6952</text:p>
          </table:table-cell>
          <table:table-cell office:value-type="string">
            <text:p>L</text:p>
          </table:table-cell>
          <table:table-cell office:value-type="string">
            <text:p>EHall3</text:p>
          </table:table-cell>
          <table:table-cell table:number-columns-repeated="1017"/>
        </table:table-row>
        <table:table-row table:style-name="ro1">
          <table:table-cell office:value-type="string">
            <text:p>ICL6</text:p>
          </table:table-cell>
          <table:table-cell office:value-type="float" office:value="1726">
            <text:p>1726</text:p>
          </table:table-cell>
          <table:table-cell office:value-type="float" office:value="931">
            <text:p>931</text:p>
          </table:table-cell>
          <table:table-cell table:formula="of:=[.B84]*0.0328" office:value-type="float" office:value="56.6128">
            <text:p>56.6128</text:p>
          </table:table-cell>
          <table:table-cell table:formula="of:=(1440-[.C84])*0.0328" office:value-type="float" office:value="16.6952">
            <text:p>16.6952</text:p>
          </table:table-cell>
          <table:table-cell office:value-type="string">
            <text:p>L</text:p>
          </table:table-cell>
          <table:table-cell office:value-type="string">
            <text:p>EHall4</text:p>
          </table:table-cell>
          <table:table-cell table:number-columns-repeated="1017"/>
        </table:table-row>
        <table:table-row table:style-name="ro2">
          <table:table-cell office:value-type="string">
            <text:p>PatternLab</text:p>
          </table:table-cell>
          <table:table-cell office:value-type="float" office:value="2077">
            <text:p>2077</text:p>
          </table:table-cell>
          <table:table-cell office:value-type="float" office:value="324">
            <text:p>324</text:p>
          </table:table-cell>
          <table:table-cell table:formula="of:=[.B85]*0.0328" office:value-type="float" office:value="68.1256">
            <text:p>68.1256</text:p>
          </table:table-cell>
          <table:table-cell table:formula="of:=(1440-[.C85])*0.0328" office:value-type="float" office:value="36.6048">
            <text:p>36.6048</text:p>
          </table:table-cell>
          <table:table-cell office:value-type="string">
            <text:p>L</text:p>
          </table:table-cell>
          <table:table-cell office:value-type="string">
            <text:p>WHall6</text:p>
          </table:table-cell>
          <table:table-cell office:value-type="string">
            <text:p>WHall5</text:p>
          </table:table-cell>
          <table:table-cell table:number-columns-repeated="1016"/>
        </table:table-row>
        <table:table-row table:style-name="ro2">
          <table:table-cell office:value-type="string">
            <text:p>DistribLab</text:p>
          </table:table-cell>
          <table:table-cell office:value-type="float" office:value="1992">
            <text:p>1992</text:p>
          </table:table-cell>
          <table:table-cell office:value-type="float" office:value="956">
            <text:p>956</text:p>
          </table:table-cell>
          <table:table-cell table:formula="of:=[.B86]*0.0328" office:value-type="float" office:value="65.3376">
            <text:p>65.3376</text:p>
          </table:table-cell>
          <table:table-cell table:formula="of:=(1440-[.C86])*0.0328" office:value-type="float" office:value="15.8752">
            <text:p>15.8752</text:p>
          </table:table-cell>
          <table:table-cell office:value-type="string">
            <text:p>L</text:p>
          </table:table-cell>
          <table:table-cell office:value-type="string">
            <text:p>EHall5</text:p>
          </table:table-cell>
          <table:table-cell office:value-type="string">
            <text:p>EHall6</text:p>
          </table:table-cell>
          <table:table-cell table:number-columns-repeated="1016"/>
        </table:table-row>
        <table:table-row table:style-name="ro2">
          <table:table-cell office:value-type="string">
            <text:p>GraphicsLab</text:p>
          </table:table-cell>
          <table:table-cell office:value-type="float" office:value="2032">
            <text:p>2032</text:p>
          </table:table-cell>
          <table:table-cell office:value-type="float" office:value="956">
            <text:p>956</text:p>
          </table:table-cell>
          <table:table-cell table:formula="of:=[.B87]*0.0328" office:value-type="float" office:value="66.6496">
            <text:p>66.6496</text:p>
          </table:table-cell>
          <table:table-cell table:formula="of:=(1440-[.C87])*0.0328" office:value-type="float" office:value="15.8752">
            <text:p>15.8752</text:p>
          </table:table-cell>
          <table:table-cell office:value-type="string">
            <text:p>L</text:p>
          </table:table-cell>
          <table:table-cell office:value-type="string">
            <text:p>EHall5</text:p>
          </table:table-cell>
          <table:table-cell office:value-type="string">
            <text:p>EHall6</text:p>
          </table:table-cell>
          <table:table-cell table:number-columns-repeated="1016"/>
        </table:table-row>
        <table:table-row table:style-name="ro2">
          <table:table-cell office:value-type="string">
            <text:p>CompStudiesLab</text:p>
          </table:table-cell>
          <table:table-cell office:value-type="float" office:value="2838">
            <text:p>2838</text:p>
          </table:table-cell>
          <table:table-cell office:value-type="float" office:value="718">
            <text:p>718</text:p>
          </table:table-cell>
          <table:table-cell table:formula="of:=[.B88]*0.0328" office:value-type="float" office:value="93.0864">
            <text:p>93.0864</text:p>
          </table:table-cell>
          <table:table-cell table:formula="of:=(1440-[.C88])*0.0328" office:value-type="float" office:value="23.6816">
            <text:p>23.6816</text:p>
          </table:table-cell>
          <table:table-cell office:value-type="string">
            <text:p>L</text:p>
          </table:table-cell>
          <table:table-cell office:value-type="string">
            <text:p>AtriumS3</text:p>
          </table:table-cell>
          <table:table-cell table:number-columns-repeated="1017"/>
        </table:table-row>
        <table:table-row table:style-name="ro2">
          <table:table-cell office:value-type="string">
            <text:p>StudentCenter</text:p>
          </table:table-cell>
          <table:table-cell office:value-type="float" office:value="850">
            <text:p>850</text:p>
          </table:table-cell>
          <table:table-cell office:value-type="float" office:value="931">
            <text:p>931</text:p>
          </table:table-cell>
          <table:table-cell table:formula="of:=[.B89]*0.0328" office:value-type="float" office:value="27.88">
            <text:p>27.88</text:p>
          </table:table-cell>
          <table:table-cell table:formula="of:=(1440-[.C89])*0.0328" office:value-type="float" office:value="16.6952">
            <text:p>16.6952</text:p>
          </table:table-cell>
          <table:table-cell office:value-type="string">
            <text:p>L</text:p>
          </table:table-cell>
          <table:table-cell office:value-type="string">
            <text:p>EHall1</text:p>
          </table:table-cell>
          <table:table-cell table:number-columns-repeated="1017"/>
        </table:table-row>
        <table:table-row table:style-name="ro2">
          <table:table-cell office:value-type="string">
            <text:p>GradCenter</text:p>
          </table:table-cell>
          <table:table-cell office:value-type="float" office:value="1226">
            <text:p>1226</text:p>
          </table:table-cell>
          <table:table-cell office:value-type="float" office:value="931">
            <text:p>931</text:p>
          </table:table-cell>
          <table:table-cell table:formula="of:=[.B90]*0.0328" office:value-type="float" office:value="40.2128">
            <text:p>40.2128</text:p>
          </table:table-cell>
          <table:table-cell table:formula="of:=(1440-[.C90])*0.0328" office:value-type="float" office:value="16.6952">
            <text:p>16.6952</text:p>
          </table:table-cell>
          <table:table-cell office:value-type="string">
            <text:p>L</text:p>
          </table:table-cell>
          <table:table-cell office:value-type="string">
            <text:p>EHall2</text:p>
          </table:table-cell>
          <table:table-cell table:number-columns-repeated="1017"/>
        </table:table-row>
        <table:table-row table:style-name="ro2">
          <table:table-cell office:value-type="string">
            <text:p>CSOffice</text:p>
          </table:table-cell>
          <table:table-cell office:value-type="float" office:value="3266">
            <text:p>3266</text:p>
          </table:table-cell>
          <table:table-cell office:value-type="float" office:value="993">
            <text:p>993</text:p>
          </table:table-cell>
          <table:table-cell table:formula="of:=[.B91]*0.0328" office:value-type="float" office:value="107.1248">
            <text:p>107.1248</text:p>
          </table:table-cell>
          <table:table-cell table:formula="of:=(1440-[.C91])*0.0328" office:value-type="float" office:value="14.6616">
            <text:p>14.6616</text:p>
          </table:table-cell>
          <table:table-cell office:value-type="string">
            <text:p>O</text:p>
          </table:table-cell>
          <table:table-cell office:value-type="string">
            <text:p>AtriumNE</text:p>
          </table:table-cell>
          <table:table-cell table:number-columns-repeated="1017"/>
        </table:table-row>
        <table:table-row table:style-name="ro2">
          <table:table-cell office:value-type="string">
            <text:p>Class3000</text:p>
          </table:table-cell>
          <table:table-cell office:value-type="float" office:value="3263">
            <text:p>3263</text:p>
          </table:table-cell>
          <table:table-cell office:value-type="float" office:value="675">
            <text:p>675</text:p>
          </table:table-cell>
          <table:table-cell table:formula="of:=[.B92]*0.0328" office:value-type="float" office:value="107.0264">
            <text:p>107.0264</text:p>
          </table:table-cell>
          <table:table-cell table:formula="of:=(1440-[.C92])*0.0328" office:value-type="float" office:value="25.092">
            <text:p>25.092</text:p>
          </table:table-cell>
          <table:table-cell office:value-type="string">
            <text:p>C</text:p>
          </table:table-cell>
          <table:table-cell office:value-type="string">
            <text:p>AtriumN</text:p>
          </table:table-cell>
          <table:table-cell table:number-columns-repeated="1017"/>
        </table:table-row>
        <table:table-row table:style-name="ro1">
          <table:table-cell office:value-type="string">
            <text:p>Class3510</text:p>
          </table:table-cell>
          <table:table-cell office:value-type="float" office:value="1881">
            <text:p>1881</text:p>
          </table:table-cell>
          <table:table-cell office:value-type="float" office:value="324">
            <text:p>324</text:p>
          </table:table-cell>
          <table:table-cell table:formula="of:=[.B93]*0.0328" office:value-type="float" office:value="61.6968">
            <text:p>61.6968</text:p>
          </table:table-cell>
          <table:table-cell table:formula="of:=(1440-[.C93])*0.0328" office:value-type="float" office:value="36.6048">
            <text:p>36.6048</text:p>
          </table:table-cell>
          <table:table-cell office:value-type="string">
            <text:p>C</text:p>
          </table:table-cell>
          <table:table-cell office:value-type="string">
            <text:p>WHall5</text:p>
          </table:table-cell>
          <table:table-cell table:number-columns-repeated="1017"/>
        </table:table-row>
        <table:table-row table:style-name="ro1">
          <table:table-cell office:value-type="string">
            <text:p>Class3560</text:p>
          </table:table-cell>
          <table:table-cell office:value-type="float" office:value="802">
            <text:p>802</text:p>
          </table:table-cell>
          <table:table-cell office:value-type="float" office:value="322">
            <text:p>322</text:p>
          </table:table-cell>
          <table:table-cell table:formula="of:=[.B94]*0.0328" office:value-type="float" office:value="26.3056">
            <text:p>26.3056</text:p>
          </table:table-cell>
          <table:table-cell table:formula="of:=(1440-[.C94])*0.0328" office:value-type="float" office:value="36.6704">
            <text:p>36.6704</text:p>
          </table:table-cell>
          <table:table-cell office:value-type="string">
            <text:p>C</text:p>
          </table:table-cell>
          <table:table-cell office:value-type="string">
            <text:p>WHall1</text:p>
          </table:table-cell>
          <table:table-cell table:number-columns-repeated="1017"/>
        </table:table-row>
        <table:table-row table:style-name="ro2">
          <table:table-cell office:value-type="string">
            <text:p>Class3690</text:p>
          </table:table-cell>
          <table:table-cell office:value-type="float" office:value="376">
            <text:p>376</text:p>
          </table:table-cell>
          <table:table-cell office:value-type="float" office:value="940">
            <text:p>940</text:p>
          </table:table-cell>
          <table:table-cell table:formula="of:=[.B95]*0.0328" office:value-type="float" office:value="12.3328">
            <text:p>12.3328</text:p>
          </table:table-cell>
          <table:table-cell table:formula="of:=(1440-[.C95])*0.0328" office:value-type="float" office:value="16.4">
            <text:p>16.4</text:p>
          </table:table-cell>
          <table:table-cell office:value-type="string">
            <text:p>C</text:p>
          </table:table-cell>
          <table:table-cell office:value-type="string">
            <text:p>SEStairs</text:p>
          </table:table-cell>
          <table:table-cell table:number-columns-repeated="1017"/>
        </table:table-row>
        <table:table-row table:style-name="ro1">
          <table:table-cell office:value-type="string">
            <text:p>Class3455</text:p>
          </table:table-cell>
          <table:table-cell office:value-type="float" office:value="2081">
            <text:p>2081</text:p>
          </table:table-cell>
          <table:table-cell office:value-type="float" office:value="1016">
            <text:p>1016</text:p>
          </table:table-cell>
          <table:table-cell table:formula="of:=[.B96]*0.0328" office:value-type="float" office:value="68.2568">
            <text:p>68.2568</text:p>
          </table:table-cell>
          <table:table-cell table:formula="of:=(1440-[.C96])*0.0328" office:value-type="float" office:value="13.9072">
            <text:p>13.9072</text:p>
          </table:table-cell>
          <table:table-cell office:value-type="string">
            <text:p>C</text:p>
          </table:table-cell>
          <table:table-cell office:value-type="string">
            <text:p>EHall6</text:p>
          </table:table-cell>
          <table:table-cell table:number-columns-repeated="1017"/>
        </table:table-row>
        <table:table-row table:style-name="ro2">
          <table:table-cell office:value-type="string">
            <text:p>Class3445</text:p>
          </table:table-cell>
          <table:table-cell office:value-type="float" office:value="2332">
            <text:p>2332</text:p>
          </table:table-cell>
          <table:table-cell office:value-type="float" office:value="1016">
            <text:p>1016</text:p>
          </table:table-cell>
          <table:table-cell table:formula="of:=[.B97]*0.0328" office:value-type="float" office:value="76.4896">
            <text:p>76.4896</text:p>
          </table:table-cell>
          <table:table-cell table:formula="of:=(1440-[.C97])*0.0328" office:value-type="float" office:value="13.9072">
            <text:p>13.9072</text:p>
          </table:table-cell>
          <table:table-cell office:value-type="string">
            <text:p>C</text:p>
          </table:table-cell>
          <table:table-cell office:value-type="string">
            <text:p>EInter</text:p>
          </table:table-cell>
          <table:table-cell table:number-columns-repeated="1017"/>
        </table:table-row>
        <table:table-row table:style-name="ro2">
          <table:table-cell office:value-type="string">
            <text:p>Class3435S</text:p>
          </table:table-cell>
          <table:table-cell office:value-type="float" office:value="2587">
            <text:p>2587</text:p>
          </table:table-cell>
          <table:table-cell office:value-type="float" office:value="1016">
            <text:p>1016</text:p>
          </table:table-cell>
          <table:table-cell table:formula="of:=[.B98]*0.0328" office:value-type="float" office:value="84.8536">
            <text:p>84.8536</text:p>
          </table:table-cell>
          <table:table-cell table:formula="of:=(1440-[.C98])*0.0328" office:value-type="float" office:value="13.9072">
            <text:p>13.9072</text:p>
          </table:table-cell>
          <table:table-cell office:value-type="string">
            <text:p>C</text:p>
          </table:table-cell>
          <table:table-cell office:value-type="string">
            <text:p>NEHall</text:p>
          </table:table-cell>
          <table:table-cell table:number-columns-repeated="1017"/>
        </table:table-row>
        <table:table-row table:style-name="ro2">
          <table:table-cell office:value-type="string">
            <text:p>Class3435N</text:p>
          </table:table-cell>
          <table:table-cell office:value-type="float" office:value="2868">
            <text:p>2868</text:p>
          </table:table-cell>
          <table:table-cell office:value-type="float" office:value="1016">
            <text:p>1016</text:p>
          </table:table-cell>
          <table:table-cell table:formula="of:=[.B99]*0.0328" office:value-type="float" office:value="94.0704">
            <text:p>94.0704</text:p>
          </table:table-cell>
          <table:table-cell table:formula="of:=(1440-[.C99])*0.0328" office:value-type="float" office:value="13.9072">
            <text:p>13.9072</text:p>
          </table:table-cell>
          <table:table-cell office:value-type="string">
            <text:p>C</text:p>
          </table:table-cell>
          <table:table-cell office:value-type="string">
            <text:p>NEDoor</text:p>
          </table:table-cell>
          <table:table-cell table:number-columns-repeated="1017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k Butler</meta:initial-creator>
    <meta:creation-date>2012-06-20T18:56:21</meta:creation-date>
    <dc:date>2013-04-08T12:42:25</dc:date>
    <meta:generator>LibreOffice/3.5$Linux_X86_64 LibreOffice_project/350m1$Build-2</meta:generator>
    <meta:editing-duration>P0D</meta:editing-duration>
    <meta:editing-cycles>6</meta:editing-cycles>
    <dc:creator>Karl Berger</dc:creator>
    <meta:document-statistic meta:table-count="1" meta:cell-count="845" meta:object-count="0"/>
    <meta:user-defined meta:name="AppVersion">14.0300</meta:user-defined>
    <meta:user-defined meta:name="Company">Rochester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